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mr_italic" style:family="text">
      <style:text-properties fo:font-style="italic" style:font-style-asian="italic" style:font-style-complex="italic"/>
    </style:style>
    <style:style style:name="mr_bold" style:family="text">
      <style:text-properties fo:font-weight="bold" style:font-weight-asian="bold" style:font-weight-complex="bold"/>
    </style:style>
    <style:style style:name="mr_underline" style:family="text">
      <style:text-properties style:text-underline-style="solid" style:text-underline-width="auto" style:text-underline-color="font-color"/>
    </style:style>
    <style:style style:name="mr_strike" style:family="text">
      <style:text-properties style:text-line-through-style="solid"/>
    </style:style>
    <style:style style:name="co1" style:family="table-column">
      <style:table-column-properties fo:break-before="auto" style:column-width="1.7917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6929in"/>
    </style:style>
    <style:style style:name="co4" style:family="table-column">
      <style:table-column-properties fo:break-before="auto" style:column-width="1.5181in"/>
    </style:style>
    <style:style style:name="co5" style:family="table-column">
      <style:table-column-properties fo:break-before="auto" style:column-width="1.8783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0.8299in"/>
    </style:style>
    <style:style style:name="ro1" style:family="table-row">
      <style:table-row-properties style:row-height="0.2783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352in" fo:break-before="auto" style:use-optimal-row-height="true"/>
    </style:style>
    <style:style style:name="ro6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3" style:family="table-cell" style:parent-style-name="Header">
      <style:table-cell-properties fo:border-bottom="none" fo:border-left="0.0008in solid #000000" fo:border-right="0.0008in solid #000000" fo:border-top="0.0008in solid #000000"/>
    </style:style>
    <style:style style:name="ce4" style:family="table-cell" style:parent-style-name="Default">
      <style:table-cell-properties fo:border-bottom="none" fo:background-color="#dbe5f1" fo:border-left="0.0008in solid #000000" fo:border-right="none" fo:border-top="none"/>
      <style:text-properties style:font-name="Arial" fo:font-weight="bold" style:font-name-asian="Times New Roman" style:language-asian="en" style:country-asian="US" style:font-weight-asian="bold" style:font-name-complex="Arial" style:font-size-complex="5.65000009536743pt" style:language-complex="ar" style:country-complex="SA" style:font-weight-complex="bold"/>
    </style:style>
    <style:style style:name="ce5" style:family="table-cell" style:parent-style-name="Label">
      <style:table-cell-properties fo:border-bottom="none" fo:border-left="0.0008in solid #000000" fo:border-right="none" fo:border-top="none"/>
    </style:style>
    <style:style style:name="ce6" style:family="table-cell" style:parent-style-name="Label">
      <style:table-cell-properties fo:border-bottom="none" fo:border-left="0.0008in solid #000000" fo:border-right="none" fo:border-top="none" style:vertical-align="top"/>
    </style:style>
    <style:style style:name="ce7" style:family="table-cell" style:parent-style-name="Header2">
      <style:table-cell-properties fo:border-bottom="none" fo:border-left="0.0008in solid #000000" fo:border-right="none" fo:border-top="none"/>
      <style:text-properties style:font-name="Arial" style:font-name-asian="Times New Roman" style:language-asian="en" style:country-asian="US" style:font-name-complex="Arial" style:font-size-complex="5.65000009536743pt" style:language-complex="ar" style:country-complex="SA"/>
    </style:style>
    <style:style style:name="ce8" style:family="table-cell" style:parent-style-name="Default">
      <style:table-cell-properties fo:border-bottom="none" fo:border-left="0.0008in solid #000000" fo:border-right="none" fo:border-top="none"/>
    </style:style>
    <style:style style:name="ce9" style:family="table-cell" style:parent-style-name="Default">
      <style:table-cell-properties fo:border-bottom="none" fo:border-left="0.0008in solid #000000" fo:border-right="none" fo:border-top="none" style:vertical-align="top"/>
    </style:style>
    <style:style style:name="ce10" style:family="table-cell" style:parent-style-name="Default">
      <style:table-cell-properties fo:border-bottom="none" fo:border-left="none" fo:border-right="none" fo:border-top="0.0008in solid #000000"/>
    </style:style>
    <style:style style:name="ce11" style:family="table-cell" style:parent-style-name="Default">
      <style:table-cell-properties fo:background-color="#4f81bd"/>
      <style:text-properties fo:color="#ffffff" fo:font-weight="bold" style:font-weight-asian="bold" style:font-weight-complex="bold"/>
    </style:style>
    <style:style style:name="ce12" style:family="table-cell" style:parent-style-name="Defaul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ext-properties style:use-window-font-color="true" style:font-name="Arial" fo:font-size="10pt" fo:font-style="normal" fo:font-weight="normal" style:font-name-asian="Times New Roman" style:font-size-asian="10pt" style:language-asian="en" style:country-asian="US" style:font-style-asian="normal" style:font-weight-asian="normal" style:font-name-complex="Arial" style:font-size-complex="5.69999980926514pt" style:language-complex="ar" style:country-complex="SA" style:font-style-complex="normal" style:font-weight-complex="normal"/>
    </style:style>
    <style:style style:name="ce14" style:family="table-cell" style:parent-style-name="Header2">
      <style:text-properties style:font-name="Arial" style:font-name-asian="Times New Roman" style:language-asian="en" style:country-asian="US" style:font-name-complex="Arial" style:font-size-complex="5.65000009536743pt" style:language-complex="ar" style:country-complex="SA"/>
    </style:style>
    <style:style style:name="ce15" style:family="table-cell" style:parent-style-name="Default">
      <style:table-cell-properties style:vertical-align="top"/>
      <style:text-properties style:font-name="Arial" style:font-name-asian="Times New Roman" style:language-asian="en" style:country-asian="US" style:font-name-complex="Arial" style:font-size-complex="5.65000009536743pt" style:language-complex="ar" style:country-complex="SA"/>
    </style:style>
    <style:style style:name="ce16" style:family="table-cell" style:parent-style-name="Default">
      <style:text-properties fo:color="#000000" style:font-name="Arial" fo:font-size="10pt" fo:language="zxx" fo:country="none" style:font-name-asian="Tahoma" style:font-size-asian="10pt" style:language-asian="zxx" style:country-asian="none" style:font-name-complex="Tahoma" style:font-size-complex="10pt" style:language-complex="zxx" style:country-complex="none"/>
    </style:style>
    <style:style style:name="ce17" style:family="table-cell" style:parent-style-name="Default">
      <style:table-cell-properties style:vertical-align="top"/>
      <style:text-properties style:font-name="Arial" style:font-name-asian="Times New Roman" style:language-asian="en" style:country-asian="US" style:font-name-complex="Arial" style:font-size-complex="5.69999980926514pt" style:language-complex="ar" style:country-complex="SA"/>
    </style:style>
    <style:style style:name="ce18" style:family="table-cell" style:parent-style-name="Default">
      <style:text-properties fo:color="#ffffff" fo:font-size="16pt"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0.0008in solid #000000" fo:border-top="none"/>
    </style:style>
    <style:style style:name="ce20" style:family="table-cell" style:parent-style-name="Header2">
      <style:table-cell-properties fo:border-bottom="none" fo:border-left="none" fo:border-right="0.0008in solid #000000" fo:border-top="none"/>
      <style:text-properties style:font-name="Arial" style:font-name-asian="Times New Roman" style:language-asian="en" style:country-asian="US" style:font-name-complex="Arial" style:font-size-complex="5.65000009536743pt" style:language-complex="ar" style:country-complex="SA"/>
    </style:style>
    <style:style style:name="ce21" style:family="table-cell" style:parent-style-name="Label">
      <style:table-cell-properties fo:border-bottom="none" fo:border-left="none" fo:border-right="0.0008in solid #000000" fo:border-top="none"/>
    </style:style>
    <style:style style:name="ce22" style:family="table-cell" style:parent-style-name="Default">
      <style:table-cell-properties fo:border-bottom="none" fo:border-left="none" fo:border-right="0.0008in solid #000000" fo:border-top="none" style:vertical-align="top"/>
      <style:text-properties style:font-name="Arial" fo:font-size="10pt" fo:language="en" fo:country="US" style:font-name-asian="Times New Roman" style:font-size-asian="10pt" style:language-asian="en" style:country-asian="US" style:font-name-complex="Arial" style:font-size-complex="5.65000009536743pt" style:language-complex="ar" style:country-complex="SA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Arial1" style:font-name-asian="Arial1" style:font-name-complex="Arial1"/>
    </style:style>
  </office:automatic-styles>
  <office:body>
    <office:spreadsheet>
      <table:table table:name="index" table:style-name="ta1" table:print="false">
        <office:forms form:automatic-focus="false" form:apply-design-mode="false"/>
        <table:table-column table:style-name="co1" table:default-cell-style-name="Header"/>
        <table:table-column table:style-name="co2" table:number-columns-repeated="5" table:default-cell-style-name="Default"/>
        <table:table-row table:style-name="ro1">
          <table:table-cell office:value-type="string" table:number-columns-spanned="6" table:number-rows-spanned="1">
            <text:p>Index of Class</text:p>
          </table:table-cell>
          <table:covered-table-cell table:number-columns-repeated="5" table:style-name="Header"/>
        </table:table-row>
        <table:table-row table:style-name="ro2">
          <table:table-cell table:style-name="ce1"/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RelatedReport">RelatedReport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cyboxObservation">cyboxObservation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DirectImpactSummary">DirectImpactSummary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Efficacy">Efficacy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AssetTypeVocab-1.0">AssetTypeVocab-1.0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LossEstimation">LossEstimation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PropertyAffected">PropertyAffected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Categories">Categories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MAEC4.1Instance">MAEC4.1Instance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ValidTime">ValidTime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RelatedSighting">RelatedSighting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SnortIndicatorExpression">SnortIndicatorExpression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ExternalImpactAssessmentModel">ExternalImpactAssessmentModel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LikelyImpact">LikelyImpact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ActorType">ActorType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HasObjective">HasObjective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Victim">Victim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Indicator">Indicator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GenericStructuredCOA">GenericStructuredCOA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RelatedCampaign">RelatedCampaign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OpenIOC2010IndicatorExpression">OpenIOC2010IndicatorExpression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RelatedObservation">RelatedObservation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ContainedKillChainPhase">ContainedKillChainPhase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TotalLossEstimation">TotalLossEstimation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Effects">Effects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CAPEC2.7Instance">CAPEC2.7Instance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PlanningAndOperationalSupport">PlanningAndOperationalSupport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Confidence">Confidence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QuickSighting">QuickSighting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RelatedThreatActor">RelatedThreatActor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Time">Time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HasPlanningAndOperationalSupport">HasPlanningAndOperationalSupport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Sophistication">Sophistication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AttackToolInformation">AttackToolInformation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RelatedIncident">RelatedIncident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Profiles">Profiles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History">History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RelatedExploitTarget">RelatedExploitTarget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Cost">Cost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HasCost">HasCost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AffectedAssets">AffectedAssets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ImpactAssessment">ImpactAssessment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Names">Names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NonPublicDataCompromised">NonPublicDataCompromised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Package">Package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ActionImpact">ActionImpact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ThreatActor">ThreatActor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RelatedTTP">RelatedTTP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MalwareInstance">MalwareInstance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IndirectImpactSummary">IndirectImpactSummary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GenericIndicatorExpression">GenericIndicatorExpression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COATaken">COATaken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TLPMarkingStructure">TLPMarkingStructure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CompositeIndicatorExpression">CompositeIndicatorExpression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IntendedEffect">IntendedEffect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AssetType">AssetType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Assertion">Assertion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CVRF1.1Instance">CVRF1.1Instance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VictimTargeting">VictimTargeting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Weakness">Weakness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OVAL5.10IndicatorExpression">OVAL5.10IndicatorExpression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HasMotivation">HasMotivation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Names">Names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TermsOfUseMarkingStructure">TermsOfUseMarkingStructure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YaraIndicatorExpression">YaraIndicatorExpression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RelatedVictim">RelatedVictim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RelatedKillChainPhase">RelatedKillChainPhase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CourseOfAction">CourseOfAction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RelatedCourseOfAction">RelatedCourseOfAction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TTP">TTP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AttackPattern">AttackPattern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AffectedAsset">AffectedAsset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RelatedPackage">RelatedPackage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Infrastructure">Infrastructure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Exploit">Exploit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ConfidenceAssertionChain">ConfidenceAssertionChain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Activity">Activity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HasLikelyImpact">HasLikelyImpact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COARequested">COARequested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HasActionImpact">HasActionImpact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NatureOfSecurityEffect">NatureOfSecurityEffect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CVSSVector">CVSSVector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Report">Report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Persona">Persona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KillChainPhase">KillChainPhase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HasSophistication">HasSophistication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"> 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IndicatorExpression">IndicatorExpression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HasActorType">HasActorType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HasEfficacy">HasEfficacy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RelatedIndicator">RelatedIndicator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CybOXIndicatorExpression">CybOXIndicatorExpression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ExploitTarget">ExploitTarget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Incident">Incident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Sighting">Sighting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SimpleMarkingStructure">SimpleMarkingStructure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KillChain">KillChain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Configuration">Configuration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HasIntendedEffect">HasIntendedEffect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Vulnerability">Vulnerability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Campaign">Campaign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STIXCIQIdentity3.0">STIXCIQIdentity3.0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CIQAddress3.0Instance">CIQAddress3.0Instance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Objective">Objective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StructuredCOA">StructuredCOA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HistoryItem">HistoryItem</text:a></text:p>
          </table:table-cell>
          <table:table-cell table:number-columns-repeated="5"/>
        </table:table-row>
        <table:table-row table:style-name="ro3">
          <table:table-cell table:style-name="ce2" office:value-type="string">
            <text:p><text:span text:style-name="T1">● </text:span><text:a xlink:type="simple" xlink:href="#Motivation">Motivation</text:a></text:p>
          </table:table-cell>
          <table:table-cell table:number-columns-repeated="5"/>
        </table:table-row>
      </table:table>
      <table:table table:name="RelatedReport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RelatedReport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The<text:s text:c="1"/>RelatedReportType<text:s text:c="1"/>class<text:s text:c="1"/>characterizes<text:s text:c="1"/>a<text:s text:c="1"/>relationship<text:s text:c="1"/>to<text:s text:c="1"/>a<text:s text:c="1"/>Report.<text:s text:c="2"/>It<text:s text:c="1"/>extends<text:s text:c="1"/>the<text:s text:c="1"/>GenericRelationshipType<text:s text:c="1"/>superclass<text:s text:c="1"/>by<text:s text:c="1"/>specifying<text:s text:c="1"/>a<text:s text:c="1"/>related<text:s text:c="1"/>Report.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relationship::RelatedReport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unknown">RelationshipBase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Report">Report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cyboxObservation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cyboxObservation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observable::cyboxObservation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unknown">DescriptiveProperties</text:a></text:p>
            <text:p><text:a xlink:type="simple" xlink:href="#unknown">IDableConstruct</text:a></text:p>
            <text:p><text:a xlink:type="simple" xlink:href="#unknown">ObservableType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DirectImpactSummary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DirectImpactSummary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The<text:s text:c="1"/>DirectImpactSummaryType<text:s text:c="1"/>class<text:s text:c="1"/>quantitatively<text:s text:c="1"/>characterizes<text:s text:c="1"/>(at<text:s text:c="1"/>a<text:s text:c="1"/>high<text:s text:c="1"/>level)<text:s text:c="1"/>the<text:s text:c="1"/>direct<text:s text:c="1"/>impact<text:s text:c="1"/>of<text:s text:c="1"/>the<text:s text:c="1"/>Incident,<text:s text:c="1"/>both<text:s text:c="1"/>financial<text:s text:c="1"/>and<text:s text:c="1"/>non-financial.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incident::DirectImpactSummary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/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Asset_Losses</text:p>
          </table:table-cell>
          <table:table-cell office:value-type="string">
            <text:p><text:a xlink:type="simple" xlink:href="#unknown">ControlledVocabularyProperty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Business-Mission_Disruption</text:p>
          </table:table-cell>
          <table:table-cell office:value-type="string">
            <text:p><text:a xlink:type="simple" xlink:href="#unknown">VocabularyString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Response_And_Recovery_Costs</text:p>
          </table:table-cell>
          <table:table-cell office:value-type="string">
            <text:p><text:a xlink:type="simple" xlink:href="#unknown">VocabularyString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Efficacy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Efficacy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assertion::Efficacy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Assertion">Assertion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AssetTypeVocab-1.0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AssetTypeVocab-1.0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stixVocabs::AssetTypeVocab-1.0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/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value</text:p>
          </table:table-cell>
          <table:table-cell office:value-type="string">
            <text:p><text:a xlink:type="simple" xlink:href="#unknown">AssetTypeVocab-2.0</text:a></text:p>
          </table:table-cell>
          <table:table-cell office:value-type="string">
            <text:p/>
          </table:table-cell>
          <table:table-cell office:value-type="string">
            <text:p>public</text:p>
          </table:table-cell>
          <table:table-cell table:style-name="ce19" office:value-type="string">
            <text:p>1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LossEstimation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LossEstimation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The<text:s text:c="1"/>LossEstimationType<text:s text:c="1"/>class<text:s text:c="1"/>characterizes<text:s text:c="1"/>an<text:s text:c="1"/>estimated<text:s text:c="1"/>financial<text:s text:c="1"/>loss.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incident::LossEstimation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/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amount</text:p>
          </table:table-cell>
          <table:table-cell office:value-type="string">
            <text:p><text:a xlink:type="simple" xlink:href="#unknown">Decimal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iso_currency_code</text:p>
          </table:table-cell>
          <table:table-cell office:value-type="string">
            <text:p><text:a xlink:type="simple" xlink:href="#unknown">NoEmbeddedQuotesString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PropertyAffecte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PropertyAffected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The<text:s text:c="1"/>PropertyAffectedType<text:s text:c="1"/>class<text:s text:c="1"/>characterizes<text:s text:c="1"/>aspects<text:s text:c="1"/>of<text:s text:c="1"/>how<text:s text:c="1"/>security<text:s text:c="1"/>properties<text:s text:c="1"/>of<text:s text:c="1"/>an<text:s text:c="1"/>asset,<text:s text:c="1"/>such<text:s text:c="1"/>as<text:s text:c="1"/>Availability,<text:s text:c="1"/>Confidentiality,<text:s text:c="1"/>etc.,<text:s text:c="1"/>were<text:s text:c="1"/>affected<text:s text:c="1"/>in<text:s text:c="1"/>this<text:s text:c="1"/>Incident.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incident::PropertyAffected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/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Property</text:p>
          </table:table-cell>
          <table:table-cell office:value-type="string">
            <text:p><text:a xlink:type="simple" xlink:href="#unknown">VocabularyString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Description_Of_Effect</text:p>
          </table:table-cell>
          <table:table-cell office:value-type="string">
            <text:p><text:a xlink:type="simple" xlink:href="#unknown">StructuredText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*</text:p>
          </table:table-cell>
          <table:table-cell office:value-type="string"/>
        </table:table-row>
        <table:table-row table:style-name="ro3">
          <table:table-cell table:style-name="ce8" office:value-type="string">
            <text:p>Type_Of_Availability_Loss</text:p>
          </table:table-cell>
          <table:table-cell office:value-type="string">
            <text:p><text:a xlink:type="simple" xlink:href="#unknown">VocabularyString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Duration_Of_Availability_Loss</text:p>
          </table:table-cell>
          <table:table-cell office:value-type="string">
            <text:p><text:a xlink:type="simple" xlink:href="#unknown">VocabularyString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Non_Public_Data_Compromised</text:p>
          </table:table-cell>
          <table:table-cell office:value-type="string">
            <text:p><text:a xlink:type="simple" xlink:href="#NonPublicDataCompromised">NonPublicDataCompromised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Categories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Categories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The<text:s text:c="1"/>CategoriesType<text:s text:c="1"/>class<text:s text:c="1"/>specifies<text:s text:c="1"/>one<text:s text:c="1"/>or<text:s text:c="1"/>more<text:s text:c="1"/>category<text:s text:c="1"/>labels<text:s text:c="1"/>for<text:s text:c="1"/>the<text:s text:c="1"/>Incident.<text:s text:c="2"/>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incident::Categories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/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Category</text:p>
          </table:table-cell>
          <table:table-cell office:value-type="string">
            <text:p><text:a xlink:type="simple" xlink:href="#unknown">VocabularyString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1..*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MAEC4.1Instance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MAEC4.1Instance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The<text:s text:c="1"/>MAEC4.1InstanceType<text:s text:c="1"/>class<text:s text:c="1"/>provides<text:s text:c="1"/>an<text:s text:c="1"/>extension<text:s text:c="1"/>to<text:s text:c="1"/>the<text:s text:c="1"/>STIX<text:s text:c="1"/>TTP<text:s text:c="1"/>MalwareInstanceType<text:s text:c="1"/>class<text:s text:c="1"/>and<text:s text:c="1"/>belongs<text:s text:c="1"/>to<text:s text:c="1"/>the<text:s text:c="1"/>stix-maec<text:s text:c="1"/>package.<text:s text:c="1"/>It<text:s text:c="1"/>imports<text:s text:c="1"/>and<text:s text:c="1"/>leverages<text:s text:c="1"/>the<text:s text:c="1"/>MAEC<text:s text:c="1"/>4.1<text:s text:c="1"/>schema<text:s text:c="1"/>for<text:s text:c="1"/>structured<text:s text:c="1"/>characterization<text:s text:c="1"/>of<text:s text:c="1"/>malware.<text:s text:c="1"/>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extensions::malware::stix-maec::MAEC4.1Instance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MalwareInstance">MalwareInstance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MAEC</text:p>
          </table:table-cell>
          <table:table-cell office:value-type="string">
            <text:p><text:a xlink:type="simple" xlink:href="#unknown">PackageType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1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ValidTime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ValidTime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The<text:s text:c="1"/>ValidTimeType<text:s text:c="1"/>class<text:s text:c="1"/>characterizes<text:s text:c="1"/>a<text:s text:c="1"/>temporal<text:s text:c="1"/>window<text:s text:c="1"/>during<text:s text:c="1"/>which<text:s text:c="1"/>the<text:s text:c="1"/>Indicator<text:s text:c="1"/>is<text:s text:c="1"/>able<text:s text:c="1"/>to<text:s text:c="1"/>accurately<text:s text:c="1"/>detect<text:s text:c="1"/>the<text:s text:c="1"/>TTP.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indicator::ValidTime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/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Start_Time</text:p>
          </table:table-cell>
          <table:table-cell office:value-type="string">
            <text:p><text:a xlink:type="simple" xlink:href="#unknown">Timestamp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End_Time</text:p>
          </table:table-cell>
          <table:table-cell office:value-type="string">
            <text:p><text:a xlink:type="simple" xlink:href="#unknown">Timestamp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RelatedSighting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RelatedSighting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relationship::RelatedSighting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unknown">RelationshipBase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Sighting">Sighting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SnortIndicatorExpression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SnortIndicatorExpression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The<text:s text:c="1"/>SnortTestMechanismType<text:s text:c="1"/>class<text:s text:c="1"/>enables<text:s text:c="1"/>a<text:s text:c="1"/>Snort<text:s text:c="1"/>signature<text:s text:c="1"/>be<text:s text:c="1"/>leveraged<text:s text:c="1"/>as<text:s text:c="1"/>a<text:s text:c="1"/>test<text:s text:c="1"/>mechanism<text:s text:c="1"/>in<text:s text:c="1"/>an<text:s text:c="1"/>Indicator.<text:s text:c="2"/>The<text:s text:c="1"/>class<text:s text:c="1"/>is<text:s text:c="1"/>a<text:s text:c="1"/>specialization<text:s text:c="1"/>of<text:s text:c="1"/>the<text:s text:c="1"/>abstract<text:s text:c="1"/>TestMechanismType<text:s text:c="1"/>superclass<text:s text:c="1"/>defined<text:s text:c="1"/>in<text:s text:c="1"/>the<text:s text:c="1"/>indicator<text:s text:c="1"/>package.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extensions::indicator_expression::snortIndEx::SnortIndicatorExpression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IndicatorExpression">IndicatorExpression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Product_Name</text:p>
          </table:table-cell>
          <table:table-cell office:value-type="string">
            <text:p><text:a xlink:type="simple" xlink:href="#unknown">BasicString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Version</text:p>
          </table:table-cell>
          <table:table-cell office:value-type="string">
            <text:p><text:a xlink:type="simple" xlink:href="#unknown">BasicString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Rule</text:p>
          </table:table-cell>
          <table:table-cell office:value-type="string">
            <text:p><text:a xlink:type="simple" xlink:href="#unknown">NativeFormatString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*</text:p>
          </table:table-cell>
          <table:table-cell office:value-type="string"/>
        </table:table-row>
        <table:table-row table:style-name="ro3">
          <table:table-cell table:style-name="ce8" office:value-type="string">
            <text:p>Event_Filter</text:p>
          </table:table-cell>
          <table:table-cell office:value-type="string">
            <text:p><text:a xlink:type="simple" xlink:href="#unknown">NativeFormatString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*</text:p>
          </table:table-cell>
          <table:table-cell office:value-type="string"/>
        </table:table-row>
        <table:table-row table:style-name="ro3">
          <table:table-cell table:style-name="ce8" office:value-type="string">
            <text:p>Rate_Filter</text:p>
          </table:table-cell>
          <table:table-cell office:value-type="string">
            <text:p><text:a xlink:type="simple" xlink:href="#unknown">NativeFormatString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*</text:p>
          </table:table-cell>
          <table:table-cell office:value-type="string"/>
        </table:table-row>
        <table:table-row table:style-name="ro3">
          <table:table-cell table:style-name="ce8" office:value-type="string">
            <text:p>Event_Suppression</text:p>
          </table:table-cell>
          <table:table-cell office:value-type="string">
            <text:p><text:a xlink:type="simple" xlink:href="#unknown">NativeFormatString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*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ExternalImpactAssessmentModel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ExternalImpactAssessmentModel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The<text:s text:c="1"/>ExternalImpactAssessmentModelType<text:s text:c="1"/>class<text:s text:c="1"/>is<text:s text:c="1"/>an<text:s text:c="1"/>abstract<text:s text:c="1"/>class<text:s text:c="1"/>enabling<text:s text:c="1"/>the<text:s text:c="1"/>definition<text:s text:c="1"/>through<text:s text:c="1"/>extension<text:s text:c="1"/>of<text:s text:c="1"/>incident<text:s text:c="1"/>impact<text:s text:c="1"/>assessment<text:s text:c="1"/>models<text:s text:c="1"/>external<text:s text:c="1"/>to<text:s text:c="1"/>STIX.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incident::ExternalImpactAssessmentModel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tru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/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model_name</text:p>
          </table:table-cell>
          <table:table-cell office:value-type="string">
            <text:p><text:a xlink:type="simple" xlink:href="#unknown">NoEmbeddedQuotesString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model_reference</text:p>
          </table:table-cell>
          <table:table-cell office:value-type="string">
            <text:p><text:a xlink:type="simple" xlink:href="#unknown">URI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LikelyImpact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LikelyImpact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assertion::LikelyImpact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Assertion">Assertion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ActorType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ActorType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assertion::ActorType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Assertion">Assertion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HasObjective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HasObjective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relationship::HasObjective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unknown">RelationshipBase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CourseOfAction">CourseOfAction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Objective">Objective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Victim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Victim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victim::Victim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unknown">Identity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Indicator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Indicator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the<text:s text:c="1"/>IndicatorType<text:s text:c="1"/>class<text:s text:c="1"/>characterizes<text:s text:c="1"/>a<text:s text:c="1"/>cyber<text:s text:c="1"/>threat<text:s text:c="1"/>indicator<text:s text:c="1"/>by<text:s text:c="1"/>capturing<text:s text:c="1"/>an<text:s text:c="1"/>asserted<text:s text:c="1"/>relationship<text:s text:c="1"/>between<text:s text:c="1"/>a<text:s text:c="1"/>pattern<text:s text:c="1"/>identifying<text:s text:c="1"/>certain<text:s text:c="1"/>observable<text:s text:c="1"/>conditions<text:s text:c="1"/>and<text:s text:c="1"/>a<text:s text:c="1"/>particular<text:s text:c="1"/>TTP<text:s text:c="1"/>likely<text:s text:c="1"/>in<text:s text:c="1"/>play<text:s text:c="1"/>if<text:s text:c="1"/>those<text:s text:c="1"/>observable<text:s text:c="1"/>conditions<text:s text:c="1"/>are<text:s text:c="1"/>seen,<text:s text:c="1"/>as<text:s text:c="1"/>well<text:s text:c="1"/>as<text:s text:c="1"/>contextual<text:s text:c="1"/>information<text:s text:c="1"/>about<text:s text:c="1"/>how<text:s text:c="1"/>and<text:s text:c="1"/>when<text:s text:c="1"/>it<text:s text:c="1"/>should<text:s text:c="1"/>be<text:s text:c="1"/>acted<text:s text:c="1"/>on<text:s text:c="1"/>and<text:s text:c="1"/>how<text:s text:c="1"/>it<text:s text:c="1"/>relates<text:s text:c="1"/>to<text:s text:c="1"/>other<text:s text:c="1"/>Indicators,<text:s text:c="1"/>Campaigns,<text:s text:c="1"/>and<text:s text:c="1"/>TTPs.<text:s text:c="1"/>Similar<text:s text:c="1"/>to<text:s text:c="1"/>the<text:s text:c="1"/>primary<text:s text:c="1"/>classes<text:s text:c="1"/>of<text:s text:c="1"/>all<text:s text:c="1"/>of<text:s text:c="1"/>the<text:s text:c="1"/>component<text:s text:c="1"/>data<text:s text:c="1"/>models<text:s text:c="1"/>in<text:s text:c="1"/>STIX,<text:s text:c="1"/>the<text:s text:c="1"/>IndicatorType<text:s text:c="1"/>class<text:s text:c="1"/>extends<text:s text:c="1"/>a<text:s text:c="1"/>base<text:s text:c="1"/>class<text:s text:c="1"/>defined<text:s text:c="1"/>in<text:s text:c="1"/>the<text:s text:c="1"/>STIX<text:s text:c="1"/>Common<text:s text:c="1"/>data<text:s text:c="1"/>model;<text:s text:c="1"/>more<text:s text:c="1"/>specifically,<text:s text:c="1"/>it<text:s text:c="1"/>extends<text:s text:c="1"/>the<text:s text:c="1"/>IndicatorBaseType<text:s text:c="1"/>base<text:s text:c="1"/>class,<text:s text:c="1"/>which<text:s text:c="1"/>provides<text:s text:c="1"/>the<text:s text:c="1"/>essential<text:s text:c="1"/>identifier<text:s text:c="1"/>(id)<text:s text:c="1"/>and<text:s text:c="1"/>identifier<text:s text:c="1"/>reference<text:s text:c="1"/>(idref)<text:s text:c="1"/>properties.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indicator::Indicator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unknown">DescriptiveProperties</text:a></text:p>
            <text:p><text:a xlink:type="simple" xlink:href="#unknown">IDableConstruct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Indicator_Expression</text:p>
          </table:table-cell>
          <table:table-cell office:value-type="string">
            <text:p><text:a xlink:type="simple" xlink:href="#unknown">PatternExpression</text:a></text:p>
          </table:table-cell>
          <table:table-cell office:value-type="string">
            <text:p/>
          </table:table-cell>
          <table:table-cell office:value-type="string">
            <text:p>public</text:p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negate</text:p>
          </table:table-cell>
          <table:table-cell office:value-type="string">
            <text:p><text:a xlink:type="simple" xlink:href="#unknown">Boolean</text:a></text:p>
          </table:table-cell>
          <table:table-cell office:value-type="string">
            <text:p>cb16425</text:p>
          </table:table-cell>
          <table:table-cell office:value-type="string">
            <text:p/>
          </table:table-cell>
          <table:table-cell table:style-name="ce19" office:value-type="string">
            <text:p>1</text:p>
          </table:table-cell>
          <table:table-cell office:value-type="string"/>
        </table:table-row>
        <table:table-row table:style-name="ro3">
          <table:table-cell table:style-name="ce8" office:value-type="string">
            <text:p>Type</text:p>
          </table:table-cell>
          <table:table-cell office:value-type="string">
            <text:p><text:a xlink:type="simple" xlink:href="#unknown">VocabularyString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*</text:p>
          </table:table-cell>
          <table:table-cell office:value-type="string"/>
        </table:table-row>
        <table:table-row table:style-name="ro3">
          <table:table-cell table:style-name="ce8" office:value-type="string">
            <text:p>Valid_Time_Position</text:p>
          </table:table-cell>
          <table:table-cell office:value-type="string">
            <text:p><text:a xlink:type="simple" xlink:href="#ValidTime">ValidTime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*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GenericStructuredCOA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GenericStructuredCOA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The<text:s text:c="1"/>GenericStructuredCOAType<text:s text:c="1"/>class<text:s text:c="1"/>extends<text:s text:c="1"/>the<text:s text:c="1"/>Course<text:s text:c="1"/>of<text:s text:c="1"/>Action<text:s text:c="1"/>StructuredCOAType<text:s text:c="1"/>class<text:s text:c="1"/>and<text:s text:c="1"/>belongs<text:s text:c="1"/>to<text:s text:c="1"/>the<text:s text:c="1"/>genericStructuredCOA<text:s text:c="1"/>package.<text:s text:c="1"/>It<text:s text:c="1"/>specifies<text:s text:c="1"/>an<text:s text:c="1"/>instantial<text:s text:c="1"/>extension<text:s text:c="1"/>from<text:s text:c="1"/>the<text:s text:c="1"/>abstract<text:s text:c="1"/>StructuredCOAType<text:s text:c="1"/>class<text:s text:c="1"/>intended<text:s text:c="1"/>to<text:s text:c="1"/>support<text:s text:c="1"/>the<text:s text:c="1"/>generic<text:s text:c="1"/>inclusion<text:s text:c="1"/>of<text:s text:c="1"/>any<text:s text:c="1"/>COA<text:s text:c="1"/>content.<text:s text:c="1"/>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extensions::structured_coa::genericStructuredCOA::GenericStructuredCOA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StructuredCOA">StructuredCOA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reference_location</text:p>
          </table:table-cell>
          <table:table-cell office:value-type="string">
            <text:p><text:a xlink:type="simple" xlink:href="#unknown">URI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1</text:p>
          </table:table-cell>
          <table:table-cell office:value-type="string"/>
        </table:table-row>
        <table:table-row table:style-name="ro3">
          <table:table-cell table:style-name="ce8" office:value-type="string">
            <text:p>Description</text:p>
          </table:table-cell>
          <table:table-cell office:value-type="string">
            <text:p><text:a xlink:type="simple" xlink:href="#unknown">StructuredText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*</text:p>
          </table:table-cell>
          <table:table-cell office:value-type="string"/>
        </table:table-row>
        <table:table-row table:style-name="ro3">
          <table:table-cell table:style-name="ce8" office:value-type="string">
            <text:p>Type</text:p>
          </table:table-cell>
          <table:table-cell office:value-type="string">
            <text:p><text:a xlink:type="simple" xlink:href="#unknown">VocabularyString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1</text:p>
          </table:table-cell>
          <table:table-cell office:value-type="string"/>
        </table:table-row>
        <table:table-row table:style-name="ro3">
          <table:table-cell table:style-name="ce8" office:value-type="string">
            <text:p>Specification</text:p>
          </table:table-cell>
          <table:table-cell office:value-type="string">
            <text:p><text:a xlink:type="simple" xlink:href="#unknown">NativeFormatString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1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RelatedCampaign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RelatedCampaign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relationship::RelatedCampaign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unknown">RelationshipBase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Campaign">Campaign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OpenIOC2010IndicatorExpression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OpenIOC2010IndicatorExpression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The<text:s text:c="1"/>OpenIOC2010TestMechanismType<text:s text:c="1"/>class<text:s text:c="1"/>enables<text:s text:c="1"/>OpenIOC<text:s text:c="1"/>indicators<text:s text:c="1"/>of<text:s text:c="1"/>compromise,<text:s text:c="1"/>as<text:s text:c="1"/>defined<text:s text:c="1"/>in<text:s text:c="1"/>the<text:s text:c="1"/>2010<text:s text:c="1"/>Open<text:s text:c="1"/>IOC<text:s text:c="1"/>data<text:s text:c="1"/>model,<text:s text:c="1"/>to<text:s text:c="1"/>be<text:s text:c="1"/>leveraged<text:s text:c="1"/>as<text:s text:c="1"/>test<text:s text:c="1"/>mechanisms<text:s text:c="1"/>of<text:s text:c="1"/>an<text:s text:c="1"/>Indicator.<text:s text:c="2"/>The<text:s text:c="1"/>class<text:s text:c="1"/>is<text:s text:c="1"/>a<text:s text:c="1"/>specialization<text:s text:c="1"/>of<text:s text:c="1"/>the<text:s text:c="1"/>abstract<text:s text:c="1"/>TestMechanismType<text:s text:c="1"/>superclass<text:s text:c="1"/>defined<text:s text:c="1"/>in<text:s text:c="1"/>the<text:s text:c="1"/>indicator<text:s text:c="1"/>package.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extensions::indicator_expression::stix-openioc::OpenIOC2010IndicatorExpression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IndicatorExpression">IndicatorExpression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ioc</text:p>
          </table:table-cell>
          <table:table-cell office:value-type="string">
            <text:p><text:a xlink:type="simple" xlink:href="#unknown">IndicatorOfCompromise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1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RelatedObservation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RelatedObservation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The<text:s text:c="1"/>RelatedObservableType<text:s text:c="1"/>class<text:s text:c="1"/>characterizes<text:s text:c="1"/>a<text:s text:c="1"/>relationship<text:s text:c="1"/>to<text:s text:c="1"/>a<text:s text:c="1"/>CybOX<text:s text:c="1"/>Observable.<text:s text:c="2"/>It<text:s text:c="1"/>extends<text:s text:c="1"/>the<text:s text:c="1"/>GenericRelationshipType<text:s text:c="1"/>superclass<text:s text:c="1"/>by<text:s text:c="1"/>specifying<text:s text:c="1"/>a<text:s text:c="1"/>related<text:s text:c="1"/>Observable.<text:s text:c="1"/>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relationship::RelatedObservation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unknown">RelationshipBase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cyboxObservation">cyboxObservation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ContainedKillChainPhase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ContainedKillChainPhase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relationship::ContainedKillChainPhase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RelatedKillChainPhase">RelatedKillChainPhase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Ordinality</text:p>
          </table:table-cell>
          <table:table-cell office:value-type="string">
            <text:p><text:a xlink:type="simple" xlink:href="#unknown">NonNegativeInteger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>1</text:p>
          </table:table-cell>
          <table:table-cell office:value-type="string"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KillChain">KillChain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TotalLossEstimation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TotalLossEstimation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The<text:s text:c="1"/>TotalLossEstimationType<text:s text:c="1"/>class<text:s text:c="1"/>characterizes<text:s text:c="1"/>both<text:s text:c="1"/>the<text:s text:c="1"/>initial<text:s text:c="1"/>reported<text:s text:c="1"/>and<text:s text:c="1"/>actual<text:s text:c="1"/>estimated<text:s text:c="1"/>financial<text:s text:c="1"/>losses<text:s text:c="1"/>for<text:s text:c="1"/>this<text:s text:c="1"/>Incident.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incident::TotalLossEstimation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/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Initial_Reported_Total_Loss_Estimation</text:p>
          </table:table-cell>
          <table:table-cell office:value-type="string">
            <text:p><text:a xlink:type="simple" xlink:href="#LossEstimation">LossEstimation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Actual_Total_Loss_Estimation</text:p>
          </table:table-cell>
          <table:table-cell office:value-type="string">
            <text:p><text:a xlink:type="simple" xlink:href="#LossEstimation">LossEstimation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Effects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Effects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The<text:s text:c="1"/>EffectsType<text:s text:c="1"/>class<text:s text:c="1"/>specifies<text:s text:c="1"/>one<text:s text:c="1"/>or<text:s text:c="1"/>more<text:s text:c="1"/>effects<text:s text:c="1"/>asserted<text:s text:c="1"/>as<text:s text:c="1"/>present<text:s text:c="1"/>for<text:s text:c="1"/>this<text:s text:c="1"/>Incident.<text:s text:c="2"/>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incident::Effects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/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Effect</text:p>
          </table:table-cell>
          <table:table-cell office:value-type="string">
            <text:p><text:a xlink:type="simple" xlink:href="#unknown">VocabularyString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1..*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CAPEC2.7Instance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CAPEC2.7Instance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extensions::attack_pattern::stix-capec::CAPEC2.7Instance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AttackPattern">AttackPattern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CAPEC</text:p>
          </table:table-cell>
          <table:table-cell office:value-type="string">
            <text:p><text:a xlink:type="simple" xlink:href="#unknown">Attack_PatternType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1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PlanningAndOperationalSupport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PlanningAndOperationalSupport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assertion::PlanningAndOperationalSupport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Assertion">Assertion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Confidence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Confidence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The<text:s text:c="1"/>ConfidenceType<text:s text:c="1"/>class<text:s text:c="1"/>characterizes<text:s text:c="1"/>confidence<text:s text:c="1"/>in<text:s text:c="1"/>an<text:s text:c="1"/>assertion.<text:s text:c="2"/>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assertion::Confidence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/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timestamp</text:p>
          </table:table-cell>
          <table:table-cell office:value-type="string">
            <text:p><text:a xlink:type="simple" xlink:href="#unknown">Timestamp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Value</text:p>
          </table:table-cell>
          <table:table-cell office:value-type="string">
            <text:p><text:a xlink:type="simple" xlink:href="#unknown">VocabularyString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Description</text:p>
          </table:table-cell>
          <table:table-cell office:value-type="string">
            <text:p><text:a xlink:type="simple" xlink:href="#unknown">StructuredText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*</text:p>
          </table:table-cell>
          <table:table-cell office:value-type="string"/>
        </table:table-row>
        <table:table-row table:style-name="ro3">
          <table:table-cell table:style-name="ce8" office:value-type="string">
            <text:p>Confidence_Assertion_Chain</text:p>
          </table:table-cell>
          <table:table-cell office:value-type="string">
            <text:p><text:a xlink:type="simple" xlink:href="#ConfidenceAssertionChain">ConfidenceAssertionChain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QuickSighting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QuickSighting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sighting::QuickSighting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Sighting">Sighting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Count</text:p>
          </table:table-cell>
          <table:table-cell office:value-type="string">
            <text:p><text:a xlink:type="simple" xlink:href="#unknown">NonNegativeInteger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>0</text:p>
          </table:table-cell>
          <table:table-cell office:value-type="string"/>
        </table:table-row>
        <table:table-row table:style-name="ro3">
          <table:table-cell table:style-name="ce8" office:value-type="string">
            <text:p>Title</text:p>
          </table:table-cell>
          <table:table-cell office:value-type="string">
            <text:p><text:a xlink:type="simple" xlink:href="#unknown">BasicString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>0</text:p>
          </table:table-cell>
          <table:table-cell office:value-type="string"/>
        </table:table-row>
        <table:table-row table:style-name="ro3">
          <table:table-cell table:style-name="ce8" office:value-type="string">
            <text:p>Description</text:p>
          </table:table-cell>
          <table:table-cell office:value-type="string">
            <text:p><text:a xlink:type="simple" xlink:href="#unknown">StructuredText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>0</text:p>
          </table:table-cell>
          <table:table-cell office:value-type="string"/>
        </table:table-row>
        <table:table-row table:style-name="ro3">
          <table:table-cell table:style-name="ce8" office:value-type="string">
            <text:p>Confidence</text:p>
          </table:table-cell>
          <table:table-cell office:value-type="string">
            <text:p><text:a xlink:type="simple" xlink:href="#Confidence">Confidence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>0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RelatedThreatActor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RelatedThreatActor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relationship::RelatedThreatActor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unknown">RelationshipBase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ThreatActor">ThreatActor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Time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Time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The<text:s text:c="1"/>TimeType<text:s text:c="1"/>class<text:s text:c="1"/>characterizes<text:s text:c="1"/>key<text:s text:c="1"/>time<text:s text:c="1"/>points<text:s text:c="1"/>of<text:s text:c="1"/>interest<text:s text:c="1"/>for<text:s text:c="1"/>the<text:s text:c="1"/>Incident.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incident::Time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/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First_Malicious_Action</text:p>
          </table:table-cell>
          <table:table-cell office:value-type="string">
            <text:p><text:a xlink:type="simple" xlink:href="#unknown">Timestamp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Initial_Compromise</text:p>
          </table:table-cell>
          <table:table-cell office:value-type="string">
            <text:p><text:a xlink:type="simple" xlink:href="#unknown">Timestamp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First_Data_Exfiltration</text:p>
          </table:table-cell>
          <table:table-cell office:value-type="string">
            <text:p><text:a xlink:type="simple" xlink:href="#unknown">Timestamp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Incident_Discovery</text:p>
          </table:table-cell>
          <table:table-cell office:value-type="string">
            <text:p><text:a xlink:type="simple" xlink:href="#unknown">Timestamp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Incident_Opened</text:p>
          </table:table-cell>
          <table:table-cell office:value-type="string">
            <text:p><text:a xlink:type="simple" xlink:href="#unknown">Timestamp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Containment_Achieved</text:p>
          </table:table-cell>
          <table:table-cell office:value-type="string">
            <text:p><text:a xlink:type="simple" xlink:href="#unknown">Timestamp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Restoration_Achieved</text:p>
          </table:table-cell>
          <table:table-cell office:value-type="string">
            <text:p><text:a xlink:type="simple" xlink:href="#unknown">Timestamp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Incident_Reported</text:p>
          </table:table-cell>
          <table:table-cell office:value-type="string">
            <text:p><text:a xlink:type="simple" xlink:href="#unknown">Timestamp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Incident_Closed</text:p>
          </table:table-cell>
          <table:table-cell office:value-type="string">
            <text:p><text:a xlink:type="simple" xlink:href="#unknown">Timestamp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HasPlanningAndOperationalSupport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HasPlanningAndOperationalSupport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relationship::HasPlanningAndOperationalSupport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unknown">RelationshipBase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ThreatActor">ThreatActor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PlanningAndOperationalSupport">PlanningAndOperationalSupport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Sophistication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Sophistication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assertion::Sophistication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Assertion">Assertion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AttackToolInformation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AttackToolInformation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The<text:s text:c="1"/>ToolInformationType<text:s text:c="1"/>class<text:s text:c="1"/>characterizes<text:s text:c="1"/>information<text:s text:c="1"/>about<text:s text:c="1"/>a<text:s text:c="1"/>hardware<text:s text:c="1"/>or<text:s text:c="1"/>software<text:s text:c="1"/>tool<text:s text:c="1"/>by<text:s text:c="1"/>extending<text:s text:c="1"/>the<text:s text:c="1"/>CybOX<text:s text:c="1"/>ToolInformationType<text:s text:c="1"/>superclass<text:s text:c="1"/>(note<text:s text:c="1"/>that<text:s text:c="1"/>both<text:s text:c="1"/>classes<text:s text:c="1"/>are<text:s text:c="1"/>named<text:s text:c="1"/>“ToolInformationType”<text:s text:c="1"/>but<text:s text:c="1"/>are<text:s text:c="1"/>in<text:s text:c="1"/>different<text:s text:c="1"/>UML<text:s text:c="1"/>packages).<text:s text:c="4"/>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ttp::AttackToolInformation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unknown">ToolInformationType</text:a></text:p>
            <text:p><text:a xlink:type="simple" xlink:href="#TTP">TTP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RelatedIncident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RelatedIncident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relationship::RelatedIncident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unknown">RelationshipBase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Incident">Incident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Profiles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Profiles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The<text:s text:c="1"/>ProfilesType<text:s text:c="1"/>class<text:s text:c="1"/>specifies<text:s text:c="1"/>a<text:s text:c="1"/>list<text:s text:c="1"/>of<text:s text:c="1"/>one<text:s text:c="1"/>or<text:s text:c="1"/>more<text:s text:c="1"/>STIX<text:s text:c="1"/>Profiles.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stixCommon::Profiles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/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Profile</text:p>
          </table:table-cell>
          <table:table-cell office:value-type="string">
            <text:p><text:a xlink:type="simple" xlink:href="#unknown">URI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1..*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History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History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The<text:s text:c="1"/>HistoryType<text:s text:c="1"/>class<text:s text:c="1"/>captures<text:s text:c="1"/>a<text:s text:c="1"/>record<text:s text:c="1"/>of<text:s text:c="1"/>events<text:s text:c="1"/>or<text:s text:c="1"/>actions<text:s text:c="1"/>taken<text:s text:c="1"/>as<text:s text:c="1"/>well<text:s text:c="1"/>as<text:s text:c="1"/>information<text:s text:c="1"/>discovered<text:s text:c="1"/>during<text:s text:c="1"/>the<text:s text:c="1"/>handling<text:s text:c="1"/>of<text:s text:c="1"/>the<text:s text:c="1"/>Incident.<text:s text:c="2"/>This<text:s text:c="1"/>can<text:s text:c="1"/>include<text:s text:c="1"/>Courses<text:s text:c="1"/>of<text:s text:c="1"/>Action<text:s text:c="1"/>taken<text:s text:c="1"/>and<text:s text:c="1"/>general<text:s text:c="1"/>journal<text:s text:c="1"/>notes.<text:s text:c="2"/>The<text:s text:c="1"/>time<text:s text:c="1"/>that<text:s text:c="1"/>the<text:s text:c="1"/>note<text:s text:c="1"/>is<text:s text:c="1"/>written,<text:s text:c="1"/>or<text:s text:c="1"/>the<text:s text:c="1"/>Course<text:s text:c="1"/>of<text:s text:c="1"/>Action<text:s text:c="1"/>taken<text:s text:c="1"/>and<text:s text:c="1"/>the<text:s text:c="1"/>author<text:s text:c="1"/>or<text:s text:c="1"/>actors<text:s text:c="1"/>involved<text:s text:c="1"/>may<text:s text:c="1"/>be<text:s text:c="1"/>specified.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incident::History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/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History_Item</text:p>
          </table:table-cell>
          <table:table-cell office:value-type="string">
            <text:p><text:a xlink:type="simple" xlink:href="#HistoryItem">HistoryItem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*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RelatedExploitTarget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RelatedExploitTarget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relationship::RelatedExploitTarget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unknown">RelationshipBase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ExploitTarget">ExploitTarget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Cost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Cost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assertion::Cost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Assertion">Assertion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HasCost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HasCost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relationship::HasCost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unknown">RelationshipBase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CourseOfAction">CourseOfAction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Cost">Cost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AffectedAssets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AffectedAssets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The<text:s text:c="1"/>AffectedAssetsType<text:s text:c="1"/>class<text:s text:c="1"/>specifies<text:s text:c="1"/>a<text:s text:c="1"/>list<text:s text:c="1"/>of<text:s text:c="1"/>one<text:s text:c="1"/>or<text:s text:c="1"/>more<text:s text:c="1"/>assets<text:s text:c="1"/>affected<text:s text:c="1"/>during<text:s text:c="1"/>the<text:s text:c="1"/>Incident.<text:s text:c="1"/>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incident::AffectedAssets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/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Affected_Asset</text:p>
          </table:table-cell>
          <table:table-cell office:value-type="string">
            <text:p><text:a xlink:type="simple" xlink:href="#AffectedAsset">AffectedAsset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*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ImpactAssessment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ImpactAssessment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The<text:s text:c="1"/>ImpactAssessmentType<text:s text:c="1"/>class<text:s text:c="1"/>characterizes<text:s text:c="1"/>a<text:s text:c="1"/>summary<text:s text:c="1"/>assessment<text:s text:c="1"/>of<text:s text:c="1"/>impact<text:s text:c="1"/>for<text:s text:c="1"/>this<text:s text:c="1"/>cyber<text:s text:c="1"/>threat<text:s text:c="1"/>Incident.<text:s text:c="1"/>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incident::ImpactAssessment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/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Direct_Impact_Summary</text:p>
          </table:table-cell>
          <table:table-cell office:value-type="string">
            <text:p><text:a xlink:type="simple" xlink:href="#DirectImpactSummary">DirectImpactSummary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Indirect_Impact_Summary</text:p>
          </table:table-cell>
          <table:table-cell office:value-type="string">
            <text:p><text:a xlink:type="simple" xlink:href="#IndirectImpactSummary">IndirectImpactSummary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Total_Loss_Estimation</text:p>
          </table:table-cell>
          <table:table-cell office:value-type="string">
            <text:p><text:a xlink:type="simple" xlink:href="#TotalLossEstimation">TotalLossEstimation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Impact_Qualification</text:p>
          </table:table-cell>
          <table:table-cell office:value-type="string">
            <text:p><text:a xlink:type="simple" xlink:href="#unknown">VocabularyString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Effects</text:p>
          </table:table-cell>
          <table:table-cell office:value-type="string">
            <text:p><text:a xlink:type="simple" xlink:href="#Effects">Effects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External_Impact_Assessment_Model</text:p>
          </table:table-cell>
          <table:table-cell office:value-type="string">
            <text:p><text:a xlink:type="simple" xlink:href="#ExternalImpactAssessmentModel">ExternalImpactAssessmentModel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Names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Names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The<text:s text:c="1"/>NamesType<text:s text:c="1"/>class<text:s text:c="1"/>specifies<text:s text:c="1"/>a<text:s text:c="1"/>set<text:s text:c="1"/>of<text:s text:c="1"/>one<text:s text:c="1"/>or<text:s text:c="1"/>more<text:s text:c="1"/>names.<text:s text:c="1"/>Note<text:s text:c="1"/>that<text:s text:c="1"/>a<text:s text:c="1"/>similar<text:s text:c="1"/>class<text:s text:c="1"/>is<text:s text:c="1"/>defined<text:s text:c="1"/>in<text:s text:c="1"/>the<text:s text:c="1"/>Campaign<text:s text:c="1"/>data<text:s text:c="1"/>model<text:s text:c="1"/>(campaign:NamesType),<text:s text:c="1"/>which<text:s text:c="1"/>will<text:s text:c="1"/>likely<text:s text:c="1"/>be<text:s text:c="1"/>removed<text:s text:c="1"/>in<text:s text:c="1"/>the<text:s text:c="1"/>next<text:s text:c="1"/>major<text:s text:c="1"/>version<text:s text:c="1"/>of<text:s text:c="1"/>STIX;<text:s text:c="1"/>Campaign<text:s text:c="1"/>names<text:s text:c="1"/>will<text:s text:c="1"/>be<text:s text:c="1"/>then<text:s text:c="1"/>defined<text:s text:c="1"/>exclusively<text:s text:c="1"/>via<text:s text:c="1"/>this<text:s text:c="1"/>STIX<text:s text:c="1"/>Common<text:s text:c="1"/>NamesType<text:s text:c="1"/>class.<text:s text:c="1"/>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stixCommon::Names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/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Name</text:p>
          </table:table-cell>
          <table:table-cell office:value-type="string">
            <text:p><text:a xlink:type="simple" xlink:href="#unknown">VocabularyString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1..*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NonPublicDataCompromise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NonPublicDataCompromised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The<text:s text:c="1"/>NonPublicDataCompromisedType<text:s text:c="1"/>class<text:s text:c="1"/>represents<text:s text:c="1"/>whether<text:s text:c="1"/>non-public<text:s text:c="1"/>data<text:s text:c="1"/>was<text:s text:c="1"/>compromised<text:s text:c="1"/>or<text:s text:c="1"/>exposed<text:s text:c="1"/>and<text:s text:c="1"/>whether<text:s text:c="1"/>that<text:s text:c="1"/>data<text:s text:c="1"/>was<text:s text:c="1"/>encrypted<text:s text:c="1"/>or<text:s text:c="1"/>not.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incident::NonPublicDataCompromised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/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data_encrypted</text:p>
          </table:table-cell>
          <table:table-cell office:value-type="string">
            <text:p><text:a xlink:type="simple" xlink:href="#unknown">Boolean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Package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Package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the<text:s text:c="1"/>STIXType<text:s text:c="1"/>class,<text:s text:c="1"/>which<text:s text:c="1"/>defines<text:s text:c="1"/>a<text:s text:c="1"/>bundle<text:s text:c="1"/>of<text:s text:c="1"/>information<text:s text:c="1"/>characterized<text:s text:c="1"/>in<text:s text:c="1"/>the<text:s text:c="1"/>Structured<text:s text:c="1"/>Threat<text:s text:c="1"/>Information<text:s text:c="1"/>Expression<text:s text:c="1"/>(STIX)<text:s text:c="1"/>language.<text:s text:c="1"/>We<text:s text:c="1"/>refer<text:s text:c="1"/>to<text:s text:c="1"/>this<text:s text:c="1"/>bundle<text:s text:c="1"/>of<text:s text:c="1"/>information<text:s text:c="1"/>as<text:s text:c="1"/>a<text:s text:c="1"/>“STIX<text:s text:c="1"/>Package”.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package::Package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unknown">IDableConstruct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Observations</text:p>
          </table:table-cell>
          <table:table-cell office:value-type="string">
            <text:p><text:a xlink:type="simple" xlink:href="#cyboxObservation">cyboxObservation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*</text:p>
          </table:table-cell>
          <table:table-cell office:value-type="string"/>
        </table:table-row>
        <table:table-row table:style-name="ro3">
          <table:table-cell table:style-name="ce8" office:value-type="string">
            <text:p>Indicators</text:p>
          </table:table-cell>
          <table:table-cell office:value-type="string">
            <text:p><text:a xlink:type="simple" xlink:href="#Indicator">Indicator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*</text:p>
          </table:table-cell>
          <table:table-cell office:value-type="string"/>
        </table:table-row>
        <table:table-row table:style-name="ro3">
          <table:table-cell table:style-name="ce8" office:value-type="string">
            <text:p>TTPs</text:p>
          </table:table-cell>
          <table:table-cell office:value-type="string">
            <text:p><text:a xlink:type="simple" xlink:href="#TTP">TTP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*</text:p>
          </table:table-cell>
          <table:table-cell office:value-type="string"/>
        </table:table-row>
        <table:table-row table:style-name="ro3">
          <table:table-cell table:style-name="ce8" office:value-type="string">
            <text:p>Exploit_Targets</text:p>
          </table:table-cell>
          <table:table-cell office:value-type="string">
            <text:p><text:a xlink:type="simple" xlink:href="#ExploitTarget">ExploitTarget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*</text:p>
          </table:table-cell>
          <table:table-cell office:value-type="string"/>
        </table:table-row>
        <table:table-row table:style-name="ro3">
          <table:table-cell table:style-name="ce8" office:value-type="string">
            <text:p>Incidents</text:p>
          </table:table-cell>
          <table:table-cell office:value-type="string">
            <text:p><text:a xlink:type="simple" xlink:href="#Incident">Incident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*</text:p>
          </table:table-cell>
          <table:table-cell office:value-type="string"/>
        </table:table-row>
        <table:table-row table:style-name="ro3">
          <table:table-cell table:style-name="ce8" office:value-type="string">
            <text:p>Courses_Of_Action</text:p>
          </table:table-cell>
          <table:table-cell office:value-type="string">
            <text:p><text:a xlink:type="simple" xlink:href="#CourseOfAction">CourseOfAction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*</text:p>
          </table:table-cell>
          <table:table-cell office:value-type="string"/>
        </table:table-row>
        <table:table-row table:style-name="ro3">
          <table:table-cell table:style-name="ce8" office:value-type="string">
            <text:p>Campaigns</text:p>
          </table:table-cell>
          <table:table-cell office:value-type="string">
            <text:p><text:a xlink:type="simple" xlink:href="#Campaign">Campaign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*</text:p>
          </table:table-cell>
          <table:table-cell office:value-type="string"/>
        </table:table-row>
        <table:table-row table:style-name="ro3">
          <table:table-cell table:style-name="ce8" office:value-type="string">
            <text:p>Threat_Actors</text:p>
          </table:table-cell>
          <table:table-cell office:value-type="string">
            <text:p><text:a xlink:type="simple" xlink:href="#ThreatActor">ThreatActor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*</text:p>
          </table:table-cell>
          <table:table-cell office:value-type="string"/>
        </table:table-row>
        <table:table-row table:style-name="ro3">
          <table:table-cell table:style-name="ce8" office:value-type="string">
            <text:p>Reports</text:p>
          </table:table-cell>
          <table:table-cell office:value-type="string">
            <text:p><text:a xlink:type="simple" xlink:href="#Report">Report</text:a></text:p>
          </table:table-cell>
          <table:table-cell office:value-type="string">
            <text:p/>
          </table:table-cell>
          <table:table-cell office:value-type="string">
            <text:p>public</text:p>
          </table:table-cell>
          <table:table-cell table:style-name="ce19" office:value-type="string">
            <text:p>0..*</text:p>
          </table:table-cell>
          <table:table-cell office:value-type="string"/>
        </table:table-row>
        <table:table-row table:style-name="ro3">
          <table:table-cell table:style-name="ce8" office:value-type="string">
            <text:p>Profiles</text:p>
          </table:table-cell>
          <table:table-cell office:value-type="string">
            <text:p><text:a xlink:type="simple" xlink:href="#Profiles">Profiles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Relationships</text:p>
          </table:table-cell>
          <table:table-cell office:value-type="string">
            <text:p><text:a xlink:type="simple" xlink:href="#unknown">RelationshipBase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>0..*</text:p>
          </table:table-cell>
          <table:table-cell office:value-type="string"/>
        </table:table-row>
        <table:table-row table:style-name="ro3">
          <table:table-cell table:style-name="ce8" office:value-type="string">
            <text:p>Sightings</text:p>
          </table:table-cell>
          <table:table-cell office:value-type="string">
            <text:p><text:a xlink:type="simple" xlink:href="#Sighting">Sighting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>0..*</text:p>
          </table:table-cell>
          <table:table-cell office:value-type="string"/>
        </table:table-row>
        <table:table-row table:style-name="ro3">
          <table:table-cell table:style-name="ce8" office:value-type="string">
            <text:p>Assertions</text:p>
          </table:table-cell>
          <table:table-cell office:value-type="string">
            <text:p><text:a xlink:type="simple" xlink:href="#Assertion">Assertion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>0..*</text:p>
          </table:table-cell>
          <table:table-cell office:value-type="string"/>
        </table:table-row>
        <table:table-row table:style-name="ro3">
          <table:table-cell table:style-name="ce8" office:value-type="string">
            <text:p>Victims</text:p>
          </table:table-cell>
          <table:table-cell office:value-type="string">
            <text:p><text:a xlink:type="simple" xlink:href="#Victim">Victim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>0..*</text:p>
          </table:table-cell>
          <table:table-cell office:value-type="string"/>
        </table:table-row>
        <table:table-row table:style-name="ro3">
          <table:table-cell table:style-name="ce8" office:value-type="string">
            <text:p>Sources</text:p>
          </table:table-cell>
          <table:table-cell office:value-type="string">
            <text:p><text:a xlink:type="simple" xlink:href="#unknown">Source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>0..*</text:p>
          </table:table-cell>
          <table:table-cell office:value-type="string"/>
        </table:table-row>
        <table:table-row table:style-name="ro3">
          <table:table-cell table:style-name="ce8" office:value-type="string">
            <text:p>Identities</text:p>
          </table:table-cell>
          <table:table-cell office:value-type="string">
            <text:p><text:a xlink:type="simple" xlink:href="#unknown">Identity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>0..*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ActionImpact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ActionImpact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assertion::ActionImpact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Assertion">Assertion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ThreatActor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ThreatActor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ta::ThreatActor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unknown">Identity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Confidence</text:p>
          </table:table-cell>
          <table:table-cell office:value-type="string">
            <text:p><text:a xlink:type="simple" xlink:href="#Confidence">Confidence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RelatedTTP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RelatedTTP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The<text:s text:c="1"/>RelatedTTPType<text:s text:c="1"/>class<text:s text:c="1"/>characterizes<text:s text:c="1"/>a<text:s text:c="1"/>relationship<text:s text:c="1"/>to<text:s text:c="1"/>a<text:s text:c="1"/>TTP.<text:s text:c="2"/>It<text:s text:c="1"/>extends<text:s text:c="1"/>the<text:s text:c="1"/>GenericRelationshipType<text:s text:c="1"/>superclass<text:s text:c="1"/>by<text:s text:c="1"/>specifying<text:s text:c="1"/>a<text:s text:c="1"/>related<text:s text:c="1"/>TTP.<text:s text:c="1"/>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relationship::RelatedTTP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unknown">RelationshipBase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TTP">TTP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MalwareInstance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MalwareInstance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The<text:s text:c="1"/>MalwareInstanceType<text:s text:c="1"/>class<text:s text:c="1"/>characterizes<text:s text:c="1"/>a<text:s text:c="1"/>malware<text:s text:c="1"/>instance<text:s text:c="1"/>through<text:s text:c="1"/>the<text:s text:c="1"/>capture<text:s text:c="1"/>of<text:s text:c="1"/>basic<text:s text:c="1"/>information<text:s text:c="1"/>such<text:s text:c="1"/>as<text:s text:c="1"/>the<text:s text:c="1"/>type,<text:s text:c="1"/>name,<text:s text:c="1"/>and<text:s text:c="1"/>description<text:s text:c="1"/>of<text:s text:c="1"/>the<text:s text:c="1"/>malware.<text:s text:c="2"/>A<text:s text:c="1"/>malware<text:s text:c="1"/>instance<text:s text:c="1"/>may<text:s text:c="1"/>characterize<text:s text:c="1"/>anything<text:s text:c="1"/>from<text:s text:c="1"/>a<text:s text:c="1"/>specific<text:s text:c="1"/>malware<text:s text:c="1"/>sample<text:s text:c="1"/>to<text:s text:c="1"/>an<text:s text:c="1"/>entire<text:s text:c="1"/>family.<text:s text:c="1"/>The<text:s text:c="1"/>MalwareInstanceType<text:s text:c="1"/>class<text:s text:c="1"/>is<text:s text:c="1"/>intended<text:s text:c="1"/>to<text:s text:c="1"/>be<text:s text:c="1"/>extended<text:s text:c="1"/>as<text:s text:c="1"/>appropriate<text:s text:c="1"/>to<text:s text:c="1"/>enable<text:s text:c="1"/>the<text:s text:c="1"/>structured<text:s text:c="1"/>description<text:s text:c="1"/>of<text:s text:c="1"/>a<text:s text:c="1"/>malware<text:s text:c="1"/>instance.<text:s text:c="2"/>STIX<text:s text:c="1"/>defines<text:s text:c="1"/>a<text:s text:c="1"/>default<text:s text:c="1"/>extension<text:s text:c="1"/>to<text:s text:c="1"/>the<text:s text:c="1"/>MalwareInstanceType<text:s text:c="1"/>class<text:s text:c="1"/>to<text:s text:c="1"/>leverage<text:s text:c="1"/>the<text:s text:c="1"/>Malware<text:s text:c="1"/>Attribute<text:s text:c="1"/>Enumeration<text:s text:c="1"/>and<text:s text:c="1"/>Classification<text:s text:c="1"/>(MAEC)<text:s text:c="1"/>data<text:s text:c="1"/>model.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ttp::MalwareInstance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TTP">TTP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Type</text:p>
          </table:table-cell>
          <table:table-cell office:value-type="string">
            <text:p><text:a xlink:type="simple" xlink:href="#unknown">VocabularyString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*</text:p>
          </table:table-cell>
          <table:table-cell office:value-type="string"/>
        </table:table-row>
        <table:table-row table:style-name="ro3">
          <table:table-cell table:style-name="ce8" office:value-type="string">
            <text:p>Name</text:p>
          </table:table-cell>
          <table:table-cell office:value-type="string">
            <text:p><text:a xlink:type="simple" xlink:href="#unknown">VocabularyString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*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IndirectImpactSummary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IndirectImpactSummary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The<text:s text:c="1"/>IndirectImpactSummaryType<text:s text:c="1"/>class<text:s text:c="1"/>qualitatively<text:s text:c="1"/>characterizes<text:s text:c="1"/>(at<text:s text:c="1"/>a<text:s text:c="1"/>high<text:s text:c="1"/>level)<text:s text:c="1"/>the<text:s text:c="1"/>indirect<text:s text:c="1"/>impact<text:s text:c="1"/>of<text:s text:c="1"/>the<text:s text:c="1"/>Incident,<text:s text:c="1"/>both<text:s text:c="1"/>financial<text:s text:c="1"/>and<text:s text:c="1"/>non-financial.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incident::IndirectImpactSummary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/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Loss_Of_Competitive_Advantage</text:p>
          </table:table-cell>
          <table:table-cell office:value-type="string">
            <text:p><text:a xlink:type="simple" xlink:href="#unknown">VocabularyString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Brand_And_Market_Damage</text:p>
          </table:table-cell>
          <table:table-cell office:value-type="string">
            <text:p><text:a xlink:type="simple" xlink:href="#unknown">VocabularyString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Increased_Operating_Costs</text:p>
          </table:table-cell>
          <table:table-cell office:value-type="string">
            <text:p><text:a xlink:type="simple" xlink:href="#unknown">VocabularyString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Legal_And_Regulatory_Costs</text:p>
          </table:table-cell>
          <table:table-cell office:value-type="string">
            <text:p><text:a xlink:type="simple" xlink:href="#unknown">VocabularyString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GenericIndicatorExpression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GenericIndicatorExpression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The<text:s text:c="1"/>GenericTestMechanismType<text:s text:c="1"/>class<text:s text:c="1"/>enables<text:s text:c="1"/>any<text:s text:c="1"/>generic<text:s text:c="1"/>pattern<text:s text:c="1"/>or<text:s text:c="1"/>expression<text:s text:c="1"/>to<text:s text:c="1"/>be<text:s text:c="1"/>leveraged<text:s text:c="1"/>as<text:s text:c="1"/>a<text:s text:c="1"/>test<text:s text:c="1"/>mechanism<text:s text:c="1"/>in<text:s text:c="1"/>an<text:s text:c="1"/>Indicator.<text:s text:c="1"/>It<text:s text:c="1"/>specifies<text:s text:c="1"/>an<text:s text:c="1"/>extension<text:s text:c="1"/>from<text:s text:c="1"/>the<text:s text:c="1"/>abstract<text:s text:c="1"/>TestMechanismType<text:s text:c="1"/>from<text:s text:c="1"/>the<text:s text:c="1"/>indicator<text:s text:c="1"/>package.<text:s text:c="2"/>It<text:s text:c="1"/>is<text:s text:c="1"/>contained<text:s text:c="1"/>in<text:s text:c="1"/>the<text:s text:c="1"/>genericTM<text:s text:c="1"/>package.<text:s text:c="2"/>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extensions::indicator_expression::genericIndEX::GenericIndicatorExpression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IndicatorExpression">IndicatorExpression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reference_location</text:p>
          </table:table-cell>
          <table:table-cell office:value-type="string">
            <text:p><text:a xlink:type="simple" xlink:href="#unknown">URI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1</text:p>
          </table:table-cell>
          <table:table-cell office:value-type="string"/>
        </table:table-row>
        <table:table-row table:style-name="ro3">
          <table:table-cell table:style-name="ce8" office:value-type="string">
            <text:p>Description</text:p>
          </table:table-cell>
          <table:table-cell office:value-type="string">
            <text:p><text:a xlink:type="simple" xlink:href="#unknown">StructuredText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*</text:p>
          </table:table-cell>
          <table:table-cell office:value-type="string"/>
        </table:table-row>
        <table:table-row table:style-name="ro3">
          <table:table-cell table:style-name="ce8" office:value-type="string">
            <text:p>Type</text:p>
          </table:table-cell>
          <table:table-cell office:value-type="string">
            <text:p><text:a xlink:type="simple" xlink:href="#unknown">VocabularyString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Specification</text:p>
          </table:table-cell>
          <table:table-cell office:value-type="string">
            <text:p><text:a xlink:type="simple" xlink:href="#unknown">NativeFormatString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COATaken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COATaken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relationship::COATaken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RelatedCourseOfAction">RelatedCourseOfAction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Time</text:p>
          </table:table-cell>
          <table:table-cell office:value-type="string">
            <text:p><text:a xlink:type="simple" xlink:href="#unknown"> 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Contributors</text:p>
          </table:table-cell>
          <table:table-cell office:value-type="string">
            <text:p><text:a xlink:type="simple" xlink:href="#unknown"> 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TLPMarkingStructure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TLPMarkingStructure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The<text:s text:c="1"/>TLPMarkingStructureType<text:s text:c="1"/>class<text:s text:c="1"/>extends<text:s text:c="1"/>the<text:s text:c="1"/>Data<text:s text:c="1"/>Marking<text:s text:c="1"/>MarkingStructureType<text:s text:c="1"/>class<text:s text:c="1"/>and<text:s text:c="1"/>is<text:s text:c="1"/>a<text:s text:c="1"/>basic<text:s text:c="1"/>implementation<text:s text:c="1"/>of<text:s text:c="1"/>the<text:s text:c="1"/>Data<text:s text:c="1"/>Marking<text:s text:c="1"/>data<text:s text:c="1"/>model<text:s text:c="1"/>that<text:s text:c="1"/>allows<text:s text:c="1"/>for<text:s text:c="1"/>a<text:s text:c="1"/>Traffic<text:s text:c="1"/>Light<text:s text:c="1"/>Protocol<text:s text:c="1"/>designation<text:s text:c="1"/>to<text:s text:c="1"/>be<text:s text:c="1"/>attached<text:s text:c="1"/>to<text:s text:c="1"/>an<text:s text:c="1"/>identified<text:s text:c="1"/>structure.<text:s text:c="1"/>It<text:s text:c="1"/>is<text:s text:c="1"/>contained<text:s text:c="1"/>in<text:s text:c="1"/>the<text:s text:c="1"/>tlpMarking<text:s text:c="1"/>package.&lt;/p&gt;&lt;p&gt;STIX<text:s text:c="1"/>objects<text:s text:c="1"/>may<text:s text:c="1"/>be<text:s text:c="1"/>marked<text:s text:c="1"/>by<text:s text:c="1"/>multiple<text:s text:c="1"/>TLP<text:s text:c="1"/>Marking<text:s text:c="1"/>statements.<text:s text:c="1"/>When<text:s text:c="1"/>this<text:s text:c="1"/>occurs,<text:s text:c="1"/>the<text:s text:c="1"/>object<text:s text:c="1"/>should<text:s text:c="1"/>be<text:s text:c="1"/>considered<text:s text:c="1"/>marked<text:s text:c="1"/>at<text:s text:c="1"/>the<text:s text:c="1"/>most<text:s text:c="1"/>restrictive<text:s text:c="1"/>TLP<text:s text:c="1"/>Marking<text:s text:c="1"/>of<text:s text:c="1"/>all<text:s text:c="1"/>TLP<text:s text:c="1"/>Markings<text:s text:c="1"/>that<text:s text:c="1"/>were<text:s text:c="1"/>applied<text:s text:c="1"/>to<text:s text:c="1"/>it.<text:s text:c="1"/>For<text:s text:c="1"/>example,<text:s text:c="1"/>if<text:s text:c="1"/>an<text:s text:c="1"/>object<text:s text:c="1"/>is<text:s text:c="1"/>marked<text:s text:c="1"/>both<text:s text:c="1"/>GREEN<text:s text:c="1"/>and<text:s text:c="1"/>AMBER,<text:s text:c="1"/>the<text:s text:c="1"/>object<text:s text:c="1"/>should<text:s text:c="1"/>be<text:s text:c="1"/>considered<text:s text:c="1"/>AMBER.&lt;/p&gt;&lt;p&gt;Information<text:s text:c="1"/>about<text:s text:c="1"/>TLP<text:s text:c="1"/>is<text:s text:c="1"/>available<text:s text:c="1"/>here:<text:s text:c="1"/>http://www.us-cert.gov/tlp.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extensions::marking::tlpMarking::TLPMarkingStructure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unknown">MarkingDefinition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color</text:p>
          </table:table-cell>
          <table:table-cell office:value-type="string">
            <text:p><text:a xlink:type="simple" xlink:href="#unknown">TLPColorEnum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1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CompositeIndicatorExpression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CompositeIndicatorExpression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The<text:s text:c="1"/>CompositeIndicatorExpressionType<text:s text:c="1"/>class<text:s text:c="1"/>characterizes<text:s text:c="1"/>a<text:s text:c="1"/>composite<text:s text:c="1"/>Indicator<text:s text:c="1"/>expression<text:s text:c="1"/>through<text:s text:c="1"/>the<text:s text:c="1"/>specification<text:s text:c="1"/>of<text:s text:c="1"/>a<text:s text:c="1"/>single<text:s text:c="1"/>operator<text:s text:c="1"/>(the<text:s text:c="1"/>operator<text:s text:c="1"/>of<text:s text:c="1"/>the<text:s text:c="1"/>expression)<text:s text:c="1"/>and<text:s text:c="1"/>zero<text:s text:c="1"/>or<text:s text:c="1"/>more<text:s text:c="1"/>Indicators<text:s text:c="1"/>(the<text:s text:c="1"/>operands<text:s text:c="1"/>of<text:s text:c="1"/>the<text:s text:c="1"/>expression).<text:s text:c="2"/>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indicator::CompositeIndicatorExpression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/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><text:a xlink:type="simple" xlink:href="#unknown">PatternExpression</text:a></text:p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operator</text:p>
          </table:table-cell>
          <table:table-cell office:value-type="string">
            <text:p><text:a xlink:type="simple" xlink:href="#unknown">OperatorTypeEnum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1</text:p>
          </table:table-cell>
          <table:table-cell office:value-type="string"/>
        </table:table-row>
        <table:table-row table:style-name="ro3">
          <table:table-cell table:style-name="ce8" office:value-type="string">
            <text:p>Indicator</text:p>
          </table:table-cell>
          <table:table-cell office:value-type="string">
            <text:p><text:a xlink:type="simple" xlink:href="#Indicator">Indicator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*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IntendedEffect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IntendedEffect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assertion::IntendedEffect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Assertion">Assertion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AssetType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AssetType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incident::AssetType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AssetTypeVocab-1.0">AssetTypeVocab-1.0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count_affected</text:p>
          </table:table-cell>
          <table:table-cell office:value-type="string">
            <text:p><text:a xlink:type="simple" xlink:href="#unknown">NonNegativeInteger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Assertion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Assertion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assertion::Assertion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unknown">IDableConstruct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Confidence</text:p>
          </table:table-cell>
          <table:table-cell office:value-type="string">
            <text:p><text:a xlink:type="simple" xlink:href="#Confidence">Confidence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Value</text:p>
          </table:table-cell>
          <table:table-cell office:value-type="string">
            <text:p><text:a xlink:type="simple" xlink:href="#unknown">VocabularyString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CVRF1.1Instance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CVRF1.1Instance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The<text:s text:c="1"/>CVRF1.1InstanceType<text:s text:c="1"/>class<text:s text:c="1"/>provides<text:s text:c="1"/>an<text:s text:c="1"/>extension<text:s text:c="1"/>to<text:s text:c="1"/>the<text:s text:c="1"/>Exploit<text:s text:c="1"/>Target<text:s text:c="1"/>VulnerabilityType<text:s text:c="1"/>class<text:s text:c="1"/>and<text:s text:c="1"/>belongs<text:s text:c="1"/>to<text:s text:c="1"/>the<text:s text:c="1"/>stix-cvrf<text:s text:c="1"/>package.<text:s text:c="1"/>It<text:s text:c="1"/>imports<text:s text:c="1"/>and<text:s text:c="1"/>leverages<text:s text:c="1"/>the<text:s text:c="1"/>CVRF<text:s text:c="1"/>schema<text:s text:c="1"/>for<text:s text:c="1"/>structured<text:s text:c="1"/>characterization<text:s text:c="1"/>of<text:s text:c="1"/>Vulnerabilities.<text:s text:c="1"/>This<text:s text:c="1"/>could<text:s text:c="1"/>include<text:s text:c="1"/>characterization<text:s text:c="1"/>of<text:s text:c="1"/>zero-days<text:s text:c="1"/>or<text:s text:c="1"/>other<text:s text:c="1"/>vulnerabilities<text:s text:c="1"/>that<text:s text:c="1"/>do<text:s text:c="1"/>not<text:s text:c="1"/>have<text:s text:c="1"/>a<text:s text:c="1"/>CVE<text:s text:c="1"/>or<text:s text:c="1"/>OSVDB<text:s text:c="1"/>ID<text:s text:c="1"/>(Open<text:s text:c="1"/>Sourced<text:s text:c="1"/>Vulnerability<text:s text:c="1"/>Database).<text:s text:c="1"/>&lt;br&gt;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extensions::vulnerability::stix-cvrf::CVRF1.1Instance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Vulnerability">Vulnerability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cvrfdoc</text:p>
          </table:table-cell>
          <table:table-cell office:value-type="string">
            <text:p><text:a xlink:type="simple" xlink:href="#unknown">cvrfdoc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1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VictimTargeting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VictimTargeting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The<text:s text:c="1"/>VictimTargetingType<text:s text:c="1"/>class<text:s text:c="1"/>characterizes<text:s text:c="1"/>victim<text:s text:c="1"/>targeting<text:s text:c="1"/>information<text:s text:c="1"/>by<text:s text:c="1"/>capturing<text:s text:c="1"/>information<text:s text:c="1"/>about<text:s text:c="1"/>the<text:s text:c="1"/>people,<text:s text:c="1"/>organizations,<text:s text:c="1"/>systems<text:s text:c="1"/>and/or<text:s text:c="1"/>data<text:s text:c="1"/>potentially<text:s text:c="1"/>targeted<text:s text:c="1"/>by<text:s text:c="1"/>the<text:s text:c="1"/>adversary.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ttp::VictimTargeting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TTP">TTP</text:a></text:p>
            <text:p><text:a xlink:type="simple" xlink:href="#Victim">Victim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Targeted_Systems</text:p>
          </table:table-cell>
          <table:table-cell office:value-type="string">
            <text:p><text:a xlink:type="simple" xlink:href="#unknown">VocabularyString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*</text:p>
          </table:table-cell>
          <table:table-cell office:value-type="string"/>
        </table:table-row>
        <table:table-row table:style-name="ro3">
          <table:table-cell table:style-name="ce8" office:value-type="string">
            <text:p>Targeted_Information</text:p>
          </table:table-cell>
          <table:table-cell office:value-type="string">
            <text:p><text:a xlink:type="simple" xlink:href="#unknown">VocabularyString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*</text:p>
          </table:table-cell>
          <table:table-cell office:value-type="string"/>
        </table:table-row>
        <table:table-row table:style-name="ro3">
          <table:table-cell table:style-name="ce8" office:value-type="string">
            <text:p>Targeted_Technical_Details</text:p>
          </table:table-cell>
          <table:table-cell office:value-type="string">
            <text:p><text:a xlink:type="simple" xlink:href="#unknown">ObservablePattern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Weakness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Weakness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The<text:s text:c="1"/>WeaknessType<text:s text:c="1"/>class<text:s text:c="1"/>characterizes<text:s text:c="1"/>a<text:s text:c="1"/>weakness<text:s text:c="1"/>as<text:s text:c="1"/>a<text:s text:c="1"/>potential<text:s text:c="1"/>Exploit<text:s text:c="1"/>Target.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et::Weakness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ExploitTarget">ExploitTarget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CWE_ID</text:p>
          </table:table-cell>
          <table:table-cell office:value-type="string">
            <text:p><text:a xlink:type="simple" xlink:href="#unknown">CWE_ID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OVAL5.10IndicatorExpression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OVAL5.10IndicatorExpression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The<text:s text:c="1"/>OVAL5.10TestMechanismType<text:s text:c="1"/>class<text:s text:c="1"/>enables<text:s text:c="1"/>OVAL<text:s text:c="1"/>definitions<text:s text:c="1"/>and<text:s text:c="1"/>variables,<text:s text:c="1"/>as<text:s text:c="1"/>defined<text:s text:c="1"/>in<text:s text:c="1"/>the<text:s text:c="1"/>OVAL<text:s text:c="1"/>5.10<text:s text:c="1"/>data<text:s text:c="1"/>model,<text:s text:c="1"/>to<text:s text:c="1"/>be<text:s text:c="1"/>leveraged<text:s text:c="1"/>as<text:s text:c="1"/>test<text:s text:c="1"/>mechanisms<text:s text:c="1"/>of<text:s text:c="1"/>an<text:s text:c="1"/>Indicator.<text:s text:c="2"/>The<text:s text:c="1"/>class<text:s text:c="1"/>is<text:s text:c="1"/>a<text:s text:c="1"/>specialization<text:s text:c="1"/>of<text:s text:c="1"/>the<text:s text:c="1"/>abstract<text:s text:c="1"/>TestMechanismType<text:s text:c="1"/>superclass<text:s text:c="1"/>defined<text:s text:c="1"/>in<text:s text:c="1"/>the<text:s text:c="1"/>indicator<text:s text:c="1"/>package.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extensions::indicator_expression::stix-oval::OVAL5.10IndicatorExpression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IndicatorExpression">IndicatorExpression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oval_definitions</text:p>
          </table:table-cell>
          <table:table-cell office:value-type="string">
            <text:p><text:a xlink:type="simple" xlink:href="#unknown">oval_definitions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1</text:p>
          </table:table-cell>
          <table:table-cell office:value-type="string"/>
        </table:table-row>
        <table:table-row table:style-name="ro3">
          <table:table-cell table:style-name="ce8" office:value-type="string">
            <text:p>oval_variables</text:p>
          </table:table-cell>
          <table:table-cell office:value-type="string">
            <text:p><text:a xlink:type="simple" xlink:href="#unknown">oval_variables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HasMotivation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HasMotivation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relationship::HasMotivation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unknown">RelationshipBase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ThreatActor">ThreatActor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Motivation">Motivation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Names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Names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The<text:s text:c="1"/>NamesType<text:s text:c="1"/>class<text:s text:c="1"/>specifies<text:s text:c="1"/>a<text:s text:c="1"/>set<text:s text:c="1"/>of<text:s text:c="1"/>one<text:s text:c="1"/>or<text:s text:c="1"/>more<text:s text:c="1"/>names<text:s text:c="1"/>used<text:s text:c="1"/>to<text:s text:c="1"/>identify<text:s text:c="1"/>the<text:s text:c="1"/>Campaign.<text:s text:c="2"/>Note<text:s text:c="1"/>that<text:s text:c="1"/>an<text:s text:c="1"/>equivalent<text:s text:c="1"/>NamesType<text:s text:c="1"/>class<text:s text:c="1"/>is<text:s text:c="1"/>defined<text:s text:c="1"/>in<text:s text:c="1"/>the<text:s text:c="1"/>STIX<text:s text:c="1"/>Common<text:s text:c="1"/>data<text:s text:c="1"/>model;<text:s text:c="1"/>this<text:s text:c="1"/>duplication<text:s text:c="1"/>is<text:s text:c="1"/>due<text:s text:c="1"/>to<text:s text:c="1"/>backward-compatiblity<text:s text:c="1"/>issues<text:s text:c="1"/>and<text:s text:c="1"/>will<text:s text:c="1"/>be<text:s text:c="1"/>corrected<text:s text:c="1"/>in<text:s text:c="1"/>the<text:s text:c="1"/>next<text:s text:c="1"/>major<text:s text:c="1"/>release<text:s text:c="1"/>of<text:s text:c="1"/>STIX<text:s text:c="1"/>.<text:s text:c="1"/>At<text:s text:c="1"/>that<text:s text:c="1"/>time,<text:s text:c="1"/>the<text:s text:c="1"/>campaign:NamesType<text:s text:c="1"/>class<text:s text:c="1"/>will<text:s text:c="1"/>be<text:s text:c="1"/>removed,<text:s text:c="1"/>and<text:s text:c="1"/>Campaign<text:s text:c="1"/>names<text:s text:c="1"/>will<text:s text:c="1"/>be<text:s text:c="1"/>defined<text:s text:c="1"/>via<text:s text:c="1"/>the<text:s text:c="1"/>stixCommon:NamesType<text:s text:c="1"/>class.<text:s text:c="1"/>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campaign::Names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/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Name</text:p>
          </table:table-cell>
          <table:table-cell office:value-type="string">
            <text:p><text:a xlink:type="simple" xlink:href="#unknown">VocabularyString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1..*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TermsOfUseMarkingStructure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TermsOfUseMarkingStructure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The<text:s text:c="1"/>TermsOfUseMarkingStructureType<text:s text:c="1"/>class<text:s text:c="1"/>extends<text:s text:c="1"/>the<text:s text:c="1"/>Data<text:s text:c="1"/>Marking<text:s text:c="1"/>MarkingStructureType<text:s text:c="1"/>class<text:s text:c="1"/>and<text:s text:c="1"/>is<text:s text:c="1"/>a<text:s text:c="1"/>basic<text:s text:c="1"/>implementation<text:s text:c="1"/>of<text:s text:c="1"/>the<text:s text:c="1"/>Data<text:s text:c="1"/>Marking<text:s text:c="1"/>data<text:s text:c="1"/>model<text:s text:c="1"/>that<text:s text:c="1"/>allows<text:s text:c="1"/>for<text:s text:c="1"/>a<text:s text:c="1"/>string<text:s text:c="1"/>statement<text:s text:c="1"/>describing<text:s text:c="1"/>the<text:s text:c="1"/>Terms<text:s text:c="1"/>of<text:s text:c="1"/>Use<text:s text:c="1"/>to<text:s text:c="1"/>be<text:s text:c="1"/>associated<text:s text:c="1"/>with<text:s text:c="1"/>the<text:s text:c="1"/>data<text:s text:c="1"/>being<text:s text:c="1"/>marked.<text:s text:c="2"/>It<text:s text:c="1"/>is<text:s text:c="1"/>contained<text:s text:c="1"/>in<text:s text:c="1"/>the<text:s text:c="1"/>TOUMarking<text:s text:c="1"/>package.&lt;/p&gt;&lt;p&gt;Nodes<text:s text:c="1"/>may<text:s text:c="1"/>be<text:s text:c="1"/>marked<text:s text:c="1"/>by<text:s text:c="1"/>multiple<text:s text:c="1"/>Terms<text:s text:c="1"/>of<text:s text:c="1"/>Use<text:s text:c="1"/>Marking<text:s text:c="1"/>statements.<text:s text:c="1"/>When<text:s text:c="1"/>this<text:s text:c="1"/>occurs,<text:s text:c="1"/>all<text:s text:c="1"/>of<text:s text:c="1"/>the<text:s text:c="1"/>multiple<text:s text:c="1"/>Terms<text:s text:c="1"/>of<text:s text:c="1"/>Use<text:s text:c="1"/>Marking<text:s text:c="1"/>statements<text:s text:c="1"/>apply.<text:s text:c="1"/>It<text:s text:c="1"/>is<text:s text:c="1"/>up<text:s text:c="1"/>to<text:s text:c="1"/>the<text:s text:c="1"/>organization<text:s text:c="1"/>adding<text:s text:c="1"/>an<text:s text:c="1"/>additional<text:s text:c="1"/>Terms<text:s text:c="1"/>of<text:s text:c="1"/>Use<text:s text:c="1"/>Marking<text:s text:c="1"/>statement<text:s text:c="1"/>to<text:s text:c="1"/>ensure<text:s text:c="1"/>that<text:s text:c="1"/>the<text:s text:c="1"/>addition<text:s text:c="1"/>does<text:s text:c="1"/>not<text:s text:c="1"/>conflict<text:s text:c="1"/>with<text:s text:c="1"/>any<text:s text:c="1"/>previously<text:s text:c="1"/>applied<text:s text:c="1"/>Terms<text:s text:c="1"/>of<text:s text:c="1"/>Use<text:s text:c="1"/>Marking<text:s text:c="1"/>statements.&lt;/p&gt;&lt;p&gt;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extensions::marking::TOUMarking::TermsOfUseMarkingStructure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unknown">MarkingDefinition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Terms_Of_Use</text:p>
          </table:table-cell>
          <table:table-cell office:value-type="string">
            <text:p><text:a xlink:type="simple" xlink:href="#unknown"> 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1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YaraIndicatorExpression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YaraIndicatorExpression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The<text:s text:c="1"/>YaraTestMechanismType<text:s text:c="1"/>class<text:s text:c="1"/>enables<text:s text:c="1"/>a<text:s text:c="1"/>Yara<text:s text:c="1"/>signature<text:s text:c="1"/>to<text:s text:c="1"/>be<text:s text:c="1"/>leveraged<text:s text:c="1"/>as<text:s text:c="1"/>a<text:s text:c="1"/>test<text:s text:c="1"/>mechanism<text:s text:c="1"/>in<text:s text:c="1"/>an<text:s text:c="1"/>Indicator.<text:s text:c="2"/>The<text:s text:c="1"/>class<text:s text:c="1"/>is<text:s text:c="1"/>a<text:s text:c="1"/>specialization<text:s text:c="1"/>of<text:s text:c="1"/>the<text:s text:c="1"/>abstract<text:s text:c="1"/>TestMechanismType<text:s text:c="1"/>superclass<text:s text:c="1"/>defined<text:s text:c="1"/>in<text:s text:c="1"/>the<text:s text:c="1"/>indicator<text:s text:c="1"/>package.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extensions::indicator_expression::yaraIndEx::YaraIndicatorExpression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IndicatorExpression">IndicatorExpression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Version</text:p>
          </table:table-cell>
          <table:table-cell office:value-type="string">
            <text:p><text:a xlink:type="simple" xlink:href="#unknown">BasicString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Rule</text:p>
          </table:table-cell>
          <table:table-cell office:value-type="string">
            <text:p><text:a xlink:type="simple" xlink:href="#unknown">NativeFormatString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RelatedVictim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RelatedVictim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relationship::RelatedVictim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unknown">RelationshipBase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Victim">Victim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RelatedKillChainPhase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RelatedKillChainPhase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relationship::RelatedKillChainPhase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unknown">RelationshipBase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KillChainPhase">KillChainPhase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CourseOfAction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CourseOfAction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The<text:s text:c="1"/>CourseOfActionType<text:s text:c="1"/>class<text:s text:c="1"/>characterizes<text:s text:c="1"/>a<text:s text:c="1"/>cyber<text:s text:c="1"/>threat-relevant<text:s text:c="1"/>course<text:s text:c="1"/>of<text:s text:c="1"/>action<text:s text:c="1"/>through<text:s text:c="1"/>informative<text:s text:c="1"/>(title<text:s text:c="1"/>and<text:s text:c="1"/>description),<text:s text:c="1"/>formally<text:s text:c="1"/>structured<text:s text:c="1"/>(type<text:s text:c="1"/>and<text:s text:c="1"/>parameter<text:s text:c="1"/>observables)<text:s text:c="1"/>and<text:s text:c="1"/>contextual<text:s text:c="1"/>(objective,<text:s text:c="1"/>efficacy,<text:s text:c="1"/>impact,<text:s text:c="1"/>cost)<text:s text:c="1"/>properties.<text:s text:c="1"/>Similar<text:s text:c="1"/>to<text:s text:c="1"/>the<text:s text:c="1"/>primary<text:s text:c="1"/>classes<text:s text:c="1"/>of<text:s text:c="1"/>all<text:s text:c="1"/>of<text:s text:c="1"/>the<text:s text:c="1"/>component<text:s text:c="1"/>data<text:s text:c="1"/>models<text:s text:c="1"/>in<text:s text:c="1"/>STIX,<text:s text:c="1"/>the<text:s text:c="1"/>CourseOfActionType<text:s text:c="1"/>class<text:s text:c="1"/>extends<text:s text:c="1"/>a<text:s text:c="1"/>base<text:s text:c="1"/>class<text:s text:c="1"/>defined<text:s text:c="1"/>in<text:s text:c="1"/>the<text:s text:c="1"/>STIX<text:s text:c="1"/>Common<text:s text:c="1"/>data<text:s text:c="1"/>model;<text:s text:c="1"/>more<text:s text:c="1"/>specifically,<text:s text:c="1"/>it<text:s text:c="1"/>extends<text:s text:c="1"/>the<text:s text:c="1"/>CourseOfActionBaseType<text:s text:c="1"/>base<text:s text:c="1"/>class,<text:s text:c="1"/>which<text:s text:c="1"/>provides<text:s text:c="1"/>the<text:s text:c="1"/>essential<text:s text:c="1"/>identifier<text:s text:c="1"/>(id)<text:s text:c="1"/>and<text:s text:c="1"/>identifier<text:s text:c="1"/>reference<text:s text:c="1"/>(idref)<text:s text:c="1"/>properties.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coa::CourseOfAction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unknown">DescriptiveProperties</text:a></text:p>
            <text:p><text:a xlink:type="simple" xlink:href="#unknown">IDableConstruct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Stage</text:p>
          </table:table-cell>
          <table:table-cell office:value-type="string">
            <text:p><text:a xlink:type="simple" xlink:href="#unknown">VocabularyString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Type</text:p>
          </table:table-cell>
          <table:table-cell office:value-type="string">
            <text:p><text:a xlink:type="simple" xlink:href="#unknown">VocabularyString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Parameter_Observables</text:p>
          </table:table-cell>
          <table:table-cell office:value-type="string">
            <text:p><text:a xlink:type="simple" xlink:href="#unknown">ObservablePattern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Structured_COA</text:p>
          </table:table-cell>
          <table:table-cell office:value-type="string">
            <text:p><text:a xlink:type="simple" xlink:href="#StructuredCOA">StructuredCOA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RelatedCourseOfAction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RelatedCourseOfAction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relationship::RelatedCourseOfAction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unknown">RelationshipBase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CourseOfAction">CourseOfAction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TTP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TTP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The<text:s text:c="1"/>TTPType<text:s text:c="1"/>class<text:s text:c="1"/>characterizes<text:s text:c="1"/>adversarial<text:s text:c="1"/>mode<text:s text:c="1"/>of<text:s text:c="1"/>operations<text:s text:c="1"/>(often<text:s text:c="1"/>referred<text:s text:c="1"/>to<text:s text:c="1"/>as<text:s text:c="1"/>the<text:s text:c="1"/>adversary’s<text:s text:c="1"/>“Tactics,<text:s text:c="1"/>Techniques,<text:s text:c="1"/>and<text:s text:c="1"/>Procedures”).<text:s text:c="2"/>The<text:s text:c="1"/>TTPType<text:s text:c="1"/>class<text:s text:c="1"/>captures<text:s text:c="1"/>information<text:s text:c="1"/>that<text:s text:c="1"/>includes<text:s text:c="1"/>the<text:s text:c="1"/>victims<text:s text:c="1"/>targeted,<text:s text:c="1"/>the<text:s text:c="1"/>attack<text:s text:c="1"/>patterns<text:s text:c="1"/>and<text:s text:c="1"/>malware<text:s text:c="1"/>used,<text:s text:c="1"/>and<text:s text:c="1"/>the<text:s text:c="1"/>resources<text:s text:c="1"/>(infrastructure,<text:s text:c="1"/>tools,<text:s text:c="1"/>and<text:s text:c="1"/>personas)<text:s text:c="1"/>leveraged.<text:s text:c="1"/>Similar<text:s text:c="1"/>to<text:s text:c="1"/>the<text:s text:c="1"/>primary<text:s text:c="1"/>classes<text:s text:c="1"/>of<text:s text:c="1"/>all<text:s text:c="1"/>the<text:s text:c="1"/>component<text:s text:c="1"/>data<text:s text:c="1"/>models<text:s text:c="1"/>in<text:s text:c="1"/>STIX,<text:s text:c="1"/>the<text:s text:c="1"/>TTPType<text:s text:c="1"/>class<text:s text:c="1"/>extends<text:s text:c="1"/>a<text:s text:c="1"/>base<text:s text:c="1"/>class<text:s text:c="1"/>defined<text:s text:c="1"/>in<text:s text:c="1"/>the<text:s text:c="1"/>STIX<text:s text:c="1"/>Common<text:s text:c="1"/>data<text:s text:c="1"/>model;<text:s text:c="1"/>more<text:s text:c="1"/>specifically,<text:s text:c="1"/>it<text:s text:c="1"/>extends<text:s text:c="1"/>the<text:s text:c="1"/>TTPBaseType<text:s text:c="1"/>base<text:s text:c="1"/>class,<text:s text:c="1"/>which<text:s text:c="1"/>provides<text:s text:c="1"/>the<text:s text:c="1"/>essential<text:s text:c="1"/>identifier<text:s text:c="1"/>(id)<text:s text:c="1"/>and<text:s text:c="1"/>identifier<text:s text:c="1"/>reference<text:s text:c="1"/>(idref)<text:s text:c="1"/>properties.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ttp::TTP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unknown">DescriptiveProperties</text:a></text:p>
            <text:p><text:a xlink:type="simple" xlink:href="#unknown">IDableConstruct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AttackPattern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AttackPattern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The<text:s text:c="1"/>AttackPatternType<text:s text:c="1"/>class<text:s text:c="1"/>characterizes<text:s text:c="1"/>an<text:s text:c="1"/>individual<text:s text:c="1"/>attack<text:s text:c="1"/>pattern<text:s text:c="2"/>through<text:s text:c="1"/>the<text:s text:c="1"/>capture<text:s text:c="1"/>of<text:s text:c="1"/>information<text:s text:c="1"/>such<text:s text:c="1"/>as<text:s text:c="1"/>a<text:s text:c="1"/>textual<text:s text:c="1"/>description<text:s text:c="1"/>and<text:s text:c="1"/>a<text:s text:c="1"/>Common<text:s text:c="1"/>Attack<text:s text:c="1"/>Pattern<text:s text:c="1"/>Enumeration<text:s text:c="1"/>and<text:s text:c="1"/>Classification<text:s text:c="1"/>(CAPEC)<text:s text:c="1"/>reference.<text:s text:c="2"/>The<text:s text:c="1"/>AttackPatternType<text:s text:c="1"/>class<text:s text:c="1"/>is<text:s text:c="1"/>intended<text:s text:c="1"/>to<text:s text:c="1"/>be<text:s text:c="1"/>extended<text:s text:c="1"/>as<text:s text:c="1"/>appropriate<text:s text:c="1"/>to<text:s text:c="1"/>enable<text:s text:c="1"/>the<text:s text:c="1"/>structured<text:s text:c="1"/>description<text:s text:c="1"/>of<text:s text:c="1"/>an<text:s text:c="1"/>attack<text:s text:c="1"/>pattern.<text:s text:c="2"/>STIX<text:s text:c="1"/>defines<text:s text:c="1"/>a<text:s text:c="1"/>default<text:s text:c="1"/>extension<text:s text:c="1"/>to<text:s text:c="1"/>the<text:s text:c="1"/>AttackPatternType<text:s text:c="1"/>class<text:s text:c="1"/>to<text:s text:c="1"/>leverage<text:s text:c="1"/>the<text:s text:c="1"/>Common<text:s text:c="1"/>Attack<text:s text:c="1"/>Pattern<text:s text:c="1"/>Enumeration<text:s text:c="1"/>and<text:s text:c="1"/>Classification<text:s text:c="1"/>(CAPEC)<text:s text:c="1"/>data<text:s text:c="1"/>model.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ttp::AttackPattern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TTP">TTP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capec_id</text:p>
          </table:table-cell>
          <table:table-cell office:value-type="string">
            <text:p><text:a xlink:type="simple" xlink:href="#unknown">CAPEC_ID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1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AffectedAsset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AffectedAsset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The<text:s text:c="1"/>AffectedAssetType<text:s text:c="1"/>class<text:s text:c="1"/>characterizes<text:s text:c="1"/>various<text:s text:c="1"/>aspects<text:s text:c="1"/>of<text:s text:c="1"/>the<text:s text:c="1"/>asset<text:s text:c="1"/>negatively<text:s text:c="1"/>impacted<text:s text:c="1"/>by<text:s text:c="1"/>the<text:s text:c="1"/>Incident.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incident::AffectedAsset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/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Type</text:p>
          </table:table-cell>
          <table:table-cell office:value-type="string">
            <text:p><text:a xlink:type="simple" xlink:href="#AssetType">AssetType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Description</text:p>
          </table:table-cell>
          <table:table-cell office:value-type="string">
            <text:p><text:a xlink:type="simple" xlink:href="#unknown">StructuredText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*</text:p>
          </table:table-cell>
          <table:table-cell office:value-type="string"/>
        </table:table-row>
        <table:table-row table:style-name="ro3">
          <table:table-cell table:style-name="ce8" office:value-type="string">
            <text:p>Business_Function_Or_Role</text:p>
          </table:table-cell>
          <table:table-cell office:value-type="string">
            <text:p><text:a xlink:type="simple" xlink:href="#unknown">StructuredText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Ownership_Class</text:p>
          </table:table-cell>
          <table:table-cell office:value-type="string">
            <text:p><text:a xlink:type="simple" xlink:href="#unknown">VocabularyString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Management_Class</text:p>
          </table:table-cell>
          <table:table-cell office:value-type="string">
            <text:p><text:a xlink:type="simple" xlink:href="#unknown">VocabularyString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Location_Class</text:p>
          </table:table-cell>
          <table:table-cell office:value-type="string">
            <text:p><text:a xlink:type="simple" xlink:href="#unknown">VocabularyString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Location</text:p>
          </table:table-cell>
          <table:table-cell office:value-type="string">
            <text:p><text:a xlink:type="simple" xlink:href="#unknown">AddressAbstract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Nature_Of_Security_Effect</text:p>
          </table:table-cell>
          <table:table-cell office:value-type="string">
            <text:p><text:a xlink:type="simple" xlink:href="#NatureOfSecurityEffect">NatureOfSecurityEffect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Structured_Description</text:p>
          </table:table-cell>
          <table:table-cell office:value-type="string">
            <text:p><text:a xlink:type="simple" xlink:href="#unknown">ObservablesType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RelatedPackage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RelatedPackage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relationship::RelatedPackage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unknown">RelationshipBase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Package">Package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Infrastructure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Infrastructure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The<text:s text:c="1"/>InfrastructureType<text:s text:c="1"/>class<text:s text:c="1"/>characterizes<text:s text:c="1"/>adversarial<text:s text:c="1"/>infrastructure<text:s text:c="1"/>that<text:s text:c="1"/>an<text:s text:c="1"/>adversary<text:s text:c="1"/>may<text:s text:c="1"/>leverage.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ttp::Infrastructure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TTP">TTP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Type</text:p>
          </table:table-cell>
          <table:table-cell office:value-type="string">
            <text:p><text:a xlink:type="simple" xlink:href="#unknown">VocabularyString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*</text:p>
          </table:table-cell>
          <table:table-cell office:value-type="string"/>
        </table:table-row>
        <table:table-row table:style-name="ro3">
          <table:table-cell table:style-name="ce8" office:value-type="string">
            <text:p>Observable_Characterization</text:p>
          </table:table-cell>
          <table:table-cell office:value-type="string">
            <text:p><text:a xlink:type="simple" xlink:href="#unknown">ObservablePattern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Exploit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Exploit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The<text:s text:c="1"/>ExploitType<text:s text:c="1"/>class<text:s text:c="1"/>characterizes<text:s text:c="1"/>an<text:s text:c="1"/>individual<text:s text:c="1"/>exploit<text:s text:c="1"/>instance<text:s text:c="1"/>through<text:s text:c="1"/>the<text:s text:c="1"/>capture<text:s text:c="1"/>of<text:s text:c="1"/>basic<text:s text:c="1"/>information<text:s text:c="1"/>such<text:s text:c="1"/>as<text:s text:c="1"/>the<text:s text:c="1"/>title<text:s text:c="1"/>and<text:s text:c="1"/>description<text:s text:c="1"/>of<text:s text:c="1"/>the<text:s text:c="1"/>exploit.<text:s text:c="2"/>The<text:s text:c="1"/>ExploitType<text:s text:c="1"/>class<text:s text:c="1"/>is<text:s text:c="1"/>intended<text:s text:c="1"/>to<text:s text:c="1"/>be<text:s text:c="1"/>extended<text:s text:c="1"/>to<text:s text:c="1"/>enable<text:s text:c="1"/>the<text:s text:c="1"/>structured<text:s text:c="1"/>description<text:s text:c="1"/>of<text:s text:c="1"/>an<text:s text:c="1"/>exploit<text:s text:c="1"/>instance.<text:s text:c="2"/>However,<text:s text:c="1"/>no<text:s text:c="1"/>extension<text:s text:c="1"/>is<text:s text:c="1"/>provided<text:s text:c="1"/>by<text:s text:c="1"/>STIX<text:s text:c="1"/>v<text:s text:c="1"/>1.2;<text:s text:c="1"/>producers<text:s text:c="1"/>wanting<text:s text:c="1"/>to<text:s text:c="1"/>represent<text:s text:c="1"/>structured<text:s text:c="1"/>exploit<text:s text:c="1"/>instance<text:s text:c="1"/>information<text:s text:c="1"/>are<text:s text:c="1"/>encouraged<text:s text:c="1"/>to<text:s text:c="1"/>develop<text:s text:c="1"/>such<text:s text:c="1"/>an<text:s text:c="1"/>extension.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ttp::Exploit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TTP">TTP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ConfidenceAssertionChain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ConfidenceAssertionChain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The<text:s text:c="1"/>ConfidenceAssertionChainType<text:s text:c="1"/>class<text:s text:c="1"/>specifies<text:s text:c="1"/>a<text:s text:c="1"/>set<text:s text:c="1"/>of<text:s text:c="1"/>one<text:s text:c="1"/>or<text:s text:c="1"/>more<text:s text:c="1"/>related<text:s text:c="1"/>confidence<text:s text:c="1"/>levels<text:s text:c="1"/>in<text:s text:c="1"/>an<text:s text:c="1"/>assertion.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assertion::ConfidenceAssertionChain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/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Confidence_Assertion</text:p>
          </table:table-cell>
          <table:table-cell office:value-type="string">
            <text:p><text:a xlink:type="simple" xlink:href="#Confidence">Confidence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1..*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Activity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Activity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The<text:s text:c="1"/>ActivityType<text:s text:c="1"/>class<text:s text:c="1"/>characterizes<text:s text:c="1"/>basic<text:s text:c="1"/>information<text:s text:c="1"/>about<text:s text:c="1"/>an<text:s text:c="1"/>activity<text:s text:c="1"/>a<text:s text:c="1"/>defender<text:s text:c="1"/>might<text:s text:c="1"/>use.<text:s text:c="1"/>It<text:s text:c="1"/>is<text:s text:c="1"/>an<text:s text:c="1"/>abstract<text:s text:c="1"/>class,<text:s text:c="1"/>so<text:s text:c="1"/>it<text:s text:c="1"/>MUST<text:s text:c="1"/>be<text:s text:c="1"/>extended<text:s text:c="1"/>via<text:s text:c="1"/>a<text:s text:c="1"/>subclass<text:s text:c="1"/>to<text:s text:c="1"/>express<text:s text:c="1"/>additional<text:s text:c="1"/>activity<text:s text:c="1"/>information.<text:s text:c="1"/>STIX<text:s text:c="1"/>does<text:s text:c="1"/>not<text:s text:c="1"/>define<text:s text:c="1"/>a<text:s text:c="1"/>default<text:s text:c="1"/>subclass.<text:s text:c="1"/>Note<text:s text:c="1"/>that<text:s text:c="1"/>an<text:s text:c="1"/>activity<text:s text:c="1"/>defined<text:s text:c="1"/>by<text:s text:c="1"/>the<text:s text:c="1"/>ActivityType<text:s text:c="1"/>class<text:s text:c="1"/>is<text:s text:c="1"/>fairly<text:s text:c="1"/>simple<text:s text:c="1"/>and<text:s text:c="1"/>includes<text:s text:c="1"/>only<text:s text:c="1"/>date/time<text:s text:c="1"/>information<text:s text:c="1"/>and<text:s text:c="1"/>a<text:s text:c="1"/>description.<text:s text:c="1"/>By<text:s text:c="1"/>contrast,<text:s text:c="1"/>a<text:s text:c="1"/>Course<text:s text:c="1"/>of<text:s text:c="1"/>Action<text:s text:c="1"/>construct<text:s text:c="1"/>contains<text:s text:c="1"/>detailed<text:s text:c="1"/>information<text:s text:c="1"/>such<text:s text:c="1"/>as<text:s text:c="1"/>the<text:s text:c="1"/>stage<text:s text:c="1"/>in<text:s text:c="1"/>the<text:s text:c="1"/>cyber<text:s text:c="1"/>threat<text:s text:c="1"/>management<text:s text:c="1"/>lifecycle<text:s text:c="1"/>to<text:s text:c="1"/>which<text:s text:c="1"/>the<text:s text:c="1"/>course<text:s text:c="1"/>of<text:s text:c="1"/>action<text:s text:c="1"/>is<text:s text:c="1"/>relevant,<text:s text:c="1"/>the<text:s text:c="1"/>impact<text:s text:c="1"/>and<text:s text:c="1"/>cost<text:s text:c="1"/>of<text:s text:c="1"/>applying<text:s text:c="1"/>the<text:s text:c="1"/>course<text:s text:c="1"/>of<text:s text:c="1"/>action,<text:s text:c="1"/>and<text:s text:c="1"/>efficacy<text:s text:c="1"/>of<text:s text:c="1"/>the<text:s text:c="1"/>course<text:s text:c="1"/>of<text:s text:c="1"/>action.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stixCommon::Activity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tru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/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Date_Time</text:p>
          </table:table-cell>
          <table:table-cell office:value-type="string">
            <text:p><text:a xlink:type="simple" xlink:href="#unknown"> 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1</text:p>
          </table:table-cell>
          <table:table-cell office:value-type="string"/>
        </table:table-row>
        <table:table-row table:style-name="ro3">
          <table:table-cell table:style-name="ce8" office:value-type="string">
            <text:p>Description</text:p>
          </table:table-cell>
          <table:table-cell office:value-type="string">
            <text:p><text:a xlink:type="simple" xlink:href="#unknown">StructuredText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*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HasLikelyImpact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HasLikelyImpact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relationship::HasLikelyImpact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unknown">RelationshipBase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Indicator">Indicator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LikelyImpact">LikelyImpact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COARequeste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COARequested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relationship::COARequested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COATaken">COATaken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priority</text:p>
          </table:table-cell>
          <table:table-cell office:value-type="string">
            <text:p><text:a xlink:type="simple" xlink:href="#unknown">NoEmbeddedQuotesString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HasActionImpact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HasActionImpact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relationship::HasActionImpact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unknown">RelationshipBase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CourseOfAction">CourseOfAction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ActionImpact">ActionImpact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NatureOfSecurityEffect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NatureOfSecurityEffect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The<text:s text:c="1"/>NatureOfSecurityEffectType<text:s text:c="1"/>class<text:s text:c="1"/>specifies<text:s text:c="1"/>a<text:s text:c="1"/>set<text:s text:c="1"/>of<text:s text:c="1"/>zero<text:s text:c="1"/>or<text:s text:c="1"/>more<text:s text:c="1"/>security<text:s text:c="1"/>properties<text:s text:c="1"/>affected<text:s text:c="1"/>by<text:s text:c="1"/>the<text:s text:c="1"/>Incident.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incident::NatureOfSecurityEffect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/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Property_Affected</text:p>
          </table:table-cell>
          <table:table-cell office:value-type="string">
            <text:p><text:a xlink:type="simple" xlink:href="#PropertyAffected">PropertyAffected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*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CVSSVector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CVSSVector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The<text:s text:c="1"/>CVSSVectorType<text:s text:c="1"/>class<text:s text:c="1"/>characterizes<text:s text:c="1"/>Common<text:s text:c="1"/>Vulnerability<text:s text:c="1"/>Scoring<text:s text:c="1"/>System<text:s text:c="1"/>(CVSS)<text:s text:c="1"/>data<text:s text:c="1"/>associated<text:s text:c="1"/>with<text:s text:c="1"/>the<text:s text:c="1"/>vulnerability.<text:s text:c="2"/>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et::CVSSVector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/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Overall_Score</text:p>
          </table:table-cell>
          <table:table-cell office:value-type="string">
            <text:p><text:a xlink:type="simple" xlink:href="#unknown">CVSSScore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Base_Score</text:p>
          </table:table-cell>
          <table:table-cell office:value-type="string">
            <text:p><text:a xlink:type="simple" xlink:href="#unknown">CVSSScore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Base_Vector</text:p>
          </table:table-cell>
          <table:table-cell office:value-type="string">
            <text:p><text:a xlink:type="simple" xlink:href="#unknown">CVSSBaseVector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Temporal_Score</text:p>
          </table:table-cell>
          <table:table-cell office:value-type="string">
            <text:p><text:a xlink:type="simple" xlink:href="#unknown">CVSSScore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Temporal_Vector</text:p>
          </table:table-cell>
          <table:table-cell office:value-type="string">
            <text:p><text:a xlink:type="simple" xlink:href="#unknown">CVSSTemporalVector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Environmental_Score</text:p>
          </table:table-cell>
          <table:table-cell office:value-type="string">
            <text:p><text:a xlink:type="simple" xlink:href="#unknown">CVSSScore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Environmental_Vector</text:p>
          </table:table-cell>
          <table:table-cell office:value-type="string">
            <text:p><text:a xlink:type="simple" xlink:href="#unknown">CVSSEnvironmentalVector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Report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Report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The<text:s text:c="1"/>ReportType<text:s text:c="1"/>class<text:s text:c="1"/>defines<text:s text:c="1"/>a<text:s text:c="1"/>contextual<text:s text:c="1"/>wrapper<text:s text:c="1"/>for<text:s text:c="1"/>a<text:s text:c="1"/>grouping<text:s text:c="1"/>of<text:s text:c="1"/>STIX<text:s text:c="1"/>content.<text:s text:c="1"/>Similar<text:s text:c="1"/>to<text:s text:c="1"/>the<text:s text:c="1"/>primary<text:s text:c="1"/>classes<text:s text:c="1"/>of<text:s text:c="1"/>all<text:s text:c="1"/>of<text:s text:c="1"/>the<text:s text:c="1"/>component<text:s text:c="1"/>data<text:s text:c="1"/>models<text:s text:c="1"/>in<text:s text:c="1"/>STIX,<text:s text:c="1"/>the<text:s text:c="1"/>ReportType<text:s text:c="1"/>class<text:s text:c="1"/>extends<text:s text:c="1"/>a<text:s text:c="1"/>base<text:s text:c="1"/>class<text:s text:c="1"/>defined<text:s text:c="1"/>in<text:s text:c="1"/>the<text:s text:c="1"/>STIX<text:s text:c="1"/>Common<text:s text:c="1"/>data<text:s text:c="1"/>model;<text:s text:c="1"/>more<text:s text:c="1"/>specifically,<text:s text:c="1"/>it<text:s text:c="1"/>extends<text:s text:c="1"/>the<text:s text:c="1"/>ReportBaseType<text:s text:c="1"/>base<text:s text:c="1"/>class,<text:s text:c="1"/>which<text:s text:c="1"/>provides<text:s text:c="1"/>the<text:s text:c="1"/>essential<text:s text:c="1"/>identifier<text:s text:c="1"/>(id)<text:s text:c="1"/>and<text:s text:c="1"/>identifier<text:s text:c="1"/>reference<text:s text:c="1"/>(idref)<text:s text:c="1"/>properties.<text:s text:c="1"/>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report::Report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Assertion">Assertion</text:a></text:p>
            <text:p><text:a xlink:type="simple" xlink:href="#unknown">DescriptiveProperties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Intent</text:p>
          </table:table-cell>
          <table:table-cell office:value-type="string">
            <text:p><text:a xlink:type="simple" xlink:href="#unknown">VocabularyString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*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Persona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Persona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The<text:s text:c="1"/>PersonaType<text:s text:c="1"/>class<text:s text:c="1"/>specifies<text:s text:c="1"/>a<text:s text:c="1"/>persona<text:s text:c="1"/>that<text:s text:c="1"/>an<text:s text:c="1"/>adversary<text:s text:c="1"/>may<text:s text:c="1"/>leverage.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ttp::Persona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unknown">Identity</text:a></text:p>
            <text:p><text:a xlink:type="simple" xlink:href="#TTP">TTP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KillChainPhase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KillChainPhase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A<text:s text:c="1"/>cyber<text:s text:c="1"/>kill<text:s text:c="1"/>chain<text:s text:c="1"/>is<text:s text:c="1"/>a<text:s text:c="1"/>phase-based<text:s text:c="1"/>model<text:s text:c="1"/>to<text:s text:c="1"/>describe<text:s text:c="1"/>the<text:s text:c="1"/>stages<text:s text:c="1"/>of<text:s text:c="1"/>an<text:s text:c="1"/>attack,<text:s text:c="1"/>and<text:s text:c="1"/>a<text:s text:c="1"/>cyber<text:s text:c="1"/>kill<text:s text:c="1"/>chain<text:s text:c="1"/>phase<text:s text:c="1"/>is<text:s text:c="1"/>an<text:s text:c="1"/>individual<text:s text:c="1"/>phase<text:s text:c="1"/>within<text:s text:c="1"/>a<text:s text:c="1"/>kill<text:s text:c="1"/>chain<text:s text:c="1"/>definition.<text:s text:c="2"/>The<text:s text:c="1"/>KillChainPhaseType<text:s text:c="1"/>class<text:s text:c="1"/>characterizes<text:s text:c="1"/>an<text:s text:c="1"/>individual<text:s text:c="1"/>phase<text:s text:c="1"/>within<text:s text:c="1"/>a<text:s text:c="1"/>kill<text:s text:c="1"/>chain.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ttp::KillChainPhase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TTP">TTP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HasSophistication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HasSophistication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relationship::HasSophistication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unknown">RelationshipBase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ThreatActor">ThreatActor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Sophistication">Sophistication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/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assertion::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/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IndicatorExpression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IndicatorExpression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The<text:s text:c="1"/>TestMechanismType<text:s text:c="1"/>class<text:s text:c="1"/>characterizes<text:s text:c="1"/>an<text:s text:c="1"/>alternative<text:s text:c="1"/>(non-CybOX)<text:s text:c="1"/>test<text:s text:c="1"/>mechanism<text:s text:c="1"/>effective<text:s text:c="1"/>for<text:s text:c="1"/>representing<text:s text:c="1"/>the<text:s text:c="1"/>desired<text:s text:c="1"/>observable<text:s text:c="1"/>pattern<text:s text:c="1"/>of<text:s text:c="1"/>the<text:s text:c="1"/>Indicator.<text:s text:c="2"/>It<text:s text:c="1"/>is<text:s text:c="1"/>an<text:s text:c="1"/>abstract<text:s text:c="1"/>class,<text:s text:c="1"/>so<text:s text:c="1"/>it<text:s text:c="1"/>MUST<text:s text:c="1"/>be<text:s text:c="1"/>extended<text:s text:c="1"/>via<text:s text:c="1"/>a<text:s text:c="1"/>subclass<text:s text:c="1"/>to<text:s text:c="1"/>enable<text:s text:c="1"/>the<text:s text:c="1"/>expression<text:s text:c="1"/>of<text:s text:c="1"/>any<text:s text:c="1"/>structured<text:s text:c="1"/>or<text:s text:c="1"/>unstructured<text:s text:c="1"/>test<text:s text:c="1"/>mechanism.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indicator::IndicatorExpression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tru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unknown">IDableConstruct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><text:a xlink:type="simple" xlink:href="#unknown">PatternExpression</text:a></text:p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Efficacy</text:p>
          </table:table-cell>
          <table:table-cell office:value-type="string">
            <text:p><text:a xlink:type="simple" xlink:href="#unknown"> 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Producer</text:p>
          </table:table-cell>
          <table:table-cell office:value-type="string">
            <text:p><text:a xlink:type="simple" xlink:href="#unknown">Source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HasActorType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HasActorType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relationship::HasActorType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unknown">RelationshipBase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ThreatActor">ThreatActor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ActorType">ActorType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HasEfficacy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HasEfficacy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relationship::HasEfficacy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unknown">RelationshipBase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CourseOfAction">CourseOfAction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Efficacy">Efficacy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RelatedIndicator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RelatedIndicator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relationship::RelatedIndicator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unknown">RelationshipBase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Indicator">Indicator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CybOXIndicatorExpression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CybOXIndicatorExpression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extensions::indicator_expression::cybox::CybOXIndicatorExpression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IndicatorExpression">IndicatorExpression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CybOX_Observable_Pattern</text:p>
          </table:table-cell>
          <table:table-cell office:value-type="string">
            <text:p><text:a xlink:type="simple" xlink:href="#unknown">ObservablePattern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ExploitTarget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ExploitTarget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The<text:s text:c="1"/>ExploitTargetType<text:s text:c="1"/>class<text:s text:c="1"/>characterizes<text:s text:c="1"/>potential<text:s text:c="1"/>targets<text:s text:c="1"/>for<text:s text:c="1"/>exploitation<text:s text:c="1"/>by<text:s text:c="1"/>capturing<text:s text:c="1"/>characteristics<text:s text:c="1"/>of<text:s text:c="1"/>targeted<text:s text:c="1"/>victims<text:s text:c="1"/>that<text:s text:c="1"/>may<text:s text:c="1"/>make<text:s text:c="1"/>them<text:s text:c="1"/>vulnerable<text:s text:c="1"/>to<text:s text:c="1"/>attack.<text:s text:c="2"/>Similar<text:s text:c="1"/>to<text:s text:c="1"/>the<text:s text:c="1"/>primary<text:s text:c="1"/>classes<text:s text:c="1"/>of<text:s text:c="1"/>all<text:s text:c="1"/>the<text:s text:c="1"/>component<text:s text:c="1"/>data<text:s text:c="1"/>models<text:s text:c="1"/>in<text:s text:c="1"/>STIX,<text:s text:c="1"/>the<text:s text:c="1"/>ExploitTargetType<text:s text:c="1"/>class<text:s text:c="1"/>extends<text:s text:c="1"/>a<text:s text:c="1"/>base<text:s text:c="1"/>class<text:s text:c="1"/>defined<text:s text:c="1"/>in<text:s text:c="1"/>the<text:s text:c="1"/>STIX<text:s text:c="1"/>Common<text:s text:c="1"/>data<text:s text:c="1"/>model;<text:s text:c="1"/>more<text:s text:c="1"/>specifically,<text:s text:c="1"/>it<text:s text:c="1"/>specializes<text:s text:c="1"/>the<text:s text:c="1"/>ExploitTargetBaseType<text:s text:c="1"/>base<text:s text:c="1"/>class,<text:s text:c="1"/>which<text:s text:c="1"/>provides<text:s text:c="1"/>the<text:s text:c="1"/>essential<text:s text:c="1"/>identifier<text:s text:c="1"/>(id)<text:s text:c="1"/>and<text:s text:c="1"/>identifier<text:s text:c="1"/>reference<text:s text:c="1"/>(idref)<text:s text:c="1"/>properties.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et::ExploitTarget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unknown">DescriptiveProperties</text:a></text:p>
            <text:p><text:a xlink:type="simple" xlink:href="#unknown">IDableConstruct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Incident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Incident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The<text:s text:c="1"/>IncidentType<text:s text:c="1"/>class<text:s text:c="1"/>characterizes<text:s text:c="1"/>a<text:s text:c="1"/>cyber<text:s text:c="1"/>threat<text:s text:c="1"/>Incident<text:s text:c="1"/>made<text:s text:c="1"/>up<text:s text:c="1"/>of<text:s text:c="1"/>sets<text:s text:c="1"/>of<text:s text:c="1"/>related<text:s text:c="1"/>security<text:s text:c="1"/>events<text:s text:c="1"/>affecting<text:s text:c="1"/>an<text:s text:c="1"/>organization,<text:s text:c="1"/>investigatory<text:s text:c="1"/>details<text:s text:c="1"/>of<text:s text:c="1"/>timing<text:s text:c="1"/>and<text:s text:c="1"/>personnel,<text:s text:c="1"/>as<text:s text:c="1"/>well<text:s text:c="1"/>as<text:s text:c="1"/>other<text:s text:c="1"/>characterizing<text:s text:c="1"/>information<text:s text:c="1"/>discovered<text:s text:c="1"/>or<text:s text:c="1"/>decisions<text:s text:c="1"/>reached<text:s text:c="1"/>during<text:s text:c="1"/>an<text:s text:c="1"/>incident<text:s text:c="1"/>response<text:s text:c="1"/>investigation.<text:s text:c="2"/>Similar<text:s text:c="1"/>to<text:s text:c="1"/>the<text:s text:c="1"/>primary<text:s text:c="1"/>classes<text:s text:c="1"/>of<text:s text:c="1"/>all<text:s text:c="1"/>of<text:s text:c="1"/>the<text:s text:c="1"/>component<text:s text:c="1"/>data<text:s text:c="1"/>models<text:s text:c="1"/>in<text:s text:c="1"/>STIX,<text:s text:c="1"/>the<text:s text:c="1"/>IncidentType<text:s text:c="1"/>class<text:s text:c="1"/>extends<text:s text:c="1"/>a<text:s text:c="1"/>base<text:s text:c="1"/>class<text:s text:c="1"/>defined<text:s text:c="1"/>in<text:s text:c="1"/>the<text:s text:c="1"/>STIX<text:s text:c="1"/>Common<text:s text:c="1"/>data<text:s text:c="1"/>model;<text:s text:c="1"/>more<text:s text:c="1"/>specifically,<text:s text:c="1"/>it<text:s text:c="1"/>specializes<text:s text:c="1"/>the<text:s text:c="1"/>IncidentBaseType<text:s text:c="1"/>base<text:s text:c="1"/>class,<text:s text:c="1"/>which<text:s text:c="1"/>provides<text:s text:c="1"/>the<text:s text:c="1"/>essential<text:s text:c="1"/>identifier<text:s text:c="1"/>(id)<text:s text:c="1"/>and<text:s text:c="1"/>identifier<text:s text:c="1"/>reference<text:s text:c="1"/>(idref)<text:s text:c="1"/>properties.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incident::Incident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unknown">DescriptiveProperties</text:a></text:p>
            <text:p><text:a xlink:type="simple" xlink:href="#unknown">IDableConstruct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URL</text:p>
          </table:table-cell>
          <table:table-cell office:value-type="string">
            <text:p><text:a xlink:type="simple" xlink:href="#unknown">URI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Categories</text:p>
          </table:table-cell>
          <table:table-cell office:value-type="string">
            <text:p><text:a xlink:type="simple" xlink:href="#Categories">Categories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Affected_Assets</text:p>
          </table:table-cell>
          <table:table-cell office:value-type="string">
            <text:p><text:a xlink:type="simple" xlink:href="#AffectedAssets">AffectedAssets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Impact_Assessment</text:p>
          </table:table-cell>
          <table:table-cell office:value-type="string">
            <text:p><text:a xlink:type="simple" xlink:href="#ImpactAssessment">ImpactAssessment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Status</text:p>
          </table:table-cell>
          <table:table-cell office:value-type="string">
            <text:p><text:a xlink:type="simple" xlink:href="#unknown">VocabularyString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Security_Compromise</text:p>
          </table:table-cell>
          <table:table-cell office:value-type="string">
            <text:p><text:a xlink:type="simple" xlink:href="#unknown">VocabularyString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Discovery_Method</text:p>
          </table:table-cell>
          <table:table-cell office:value-type="string">
            <text:p><text:a xlink:type="simple" xlink:href="#unknown">VocabularyString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*</text:p>
          </table:table-cell>
          <table:table-cell office:value-type="string"/>
        </table:table-row>
        <table:table-row table:style-name="ro3">
          <table:table-cell table:style-name="ce8" office:value-type="string">
            <text:p>Confidence</text:p>
          </table:table-cell>
          <table:table-cell office:value-type="string">
            <text:p><text:a xlink:type="simple" xlink:href="#Confidence">Confidence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History</text:p>
          </table:table-cell>
          <table:table-cell office:value-type="string">
            <text:p><text:a xlink:type="simple" xlink:href="#History">History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Time</text:p>
          </table:table-cell>
          <table:table-cell office:value-type="string">
            <text:p><text:a xlink:type="simple" xlink:href="#Time">Time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Sighting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Sighting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sighting::Sighting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Assertion">Assertion</text:a></text:p>
            <text:p><text:a xlink:type="simple" xlink:href="#unknown">DescriptiveProperties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To</text:p>
          </table:table-cell>
          <table:table-cell office:value-type="string">
            <text:p><text:a xlink:type="simple" xlink:href="#Indicator">Indicator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>1</text:p>
          </table:table-cell>
          <table:table-cell office:value-type="string"/>
        </table:table-row>
        <table:table-row table:style-name="ro3">
          <table:table-cell table:style-name="ce8" office:value-type="string">
            <text:p>Count</text:p>
          </table:table-cell>
          <table:table-cell office:value-type="string">
            <text:p><text:a xlink:type="simple" xlink:href="#unknown">NonNegativeInteger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SimpleMarkingStructure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SimpleMarkingStructure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The<text:s text:c="1"/>SimpleMarkingStructureType<text:s text:c="1"/>class<text:s text:c="1"/>extends<text:s text:c="1"/>the<text:s text:c="1"/>Data<text:s text:c="1"/>Marking<text:s text:c="1"/>MarkingStructureType<text:s text:c="1"/>class<text:s text:c="1"/>and<text:s text:c="1"/>is<text:s text:c="1"/>a<text:s text:c="1"/>basic<text:s text:c="1"/>implementation<text:s text:c="1"/>of<text:s text:c="1"/>the<text:s text:c="1"/>Data<text:s text:c="1"/>Marking<text:s text:c="1"/>data<text:s text:c="1"/>model<text:s text:c="1"/>that<text:s text:c="1"/>allows<text:s text:c="1"/>for<text:s text:c="1"/>a<text:s text:c="1"/>string<text:s text:c="1"/>statement<text:s text:c="1"/>to<text:s text:c="1"/>be<text:s text:c="1"/>associated<text:s text:c="1"/>with<text:s text:c="1"/>the<text:s text:c="1"/>data<text:s text:c="1"/>being<text:s text:c="1"/>marked.<text:s text:c="1"/>It<text:s text:c="1"/>is<text:s text:c="1"/>contained<text:s text:c="1"/>in<text:s text:c="1"/>the<text:s text:c="1"/>simpleMarking<text:s text:c="1"/>package.<text:s text:c="1"/>One<text:s text:c="1"/>example<text:s text:c="1"/>is<text:s text:c="1"/>the<text:s text:c="1"/>application<text:s text:c="1"/>of<text:s text:c="1"/>a<text:s text:c="1"/>copyright<text:s text:c="1"/>statement<text:s text:c="1"/>to<text:s text:c="1"/>some<text:s text:c="1"/>data<text:s text:c="1"/>set.<text:s text:c="2"/>&lt;/p&gt;&lt;p&gt;Nodes<text:s text:c="1"/>may<text:s text:c="1"/>be<text:s text:c="1"/>marked<text:s text:c="1"/>by<text:s text:c="1"/>multiple<text:s text:c="1"/>Simple<text:s text:c="1"/>Marking<text:s text:c="1"/>statements.<text:s text:c="1"/>When<text:s text:c="1"/>this<text:s text:c="1"/>occurs,<text:s text:c="1"/>all<text:s text:c="1"/>of<text:s text:c="1"/>the<text:s text:c="1"/>multiple<text:s text:c="1"/>Simple<text:s text:c="1"/>Marking<text:s text:c="1"/>statements<text:s text:c="1"/>apply.<text:s text:c="1"/>It<text:s text:c="1"/>is<text:s text:c="1"/>up<text:s text:c="1"/>to<text:s text:c="1"/>the<text:s text:c="1"/>organization<text:s text:c="1"/>adding<text:s text:c="1"/>an<text:s text:c="1"/>additional<text:s text:c="1"/>Simple<text:s text:c="1"/>Marking<text:s text:c="1"/>statement<text:s text:c="1"/>to<text:s text:c="1"/>ensure<text:s text:c="1"/>that<text:s text:c="1"/>the<text:s text:c="1"/>addition<text:s text:c="1"/>does<text:s text:c="1"/>not<text:s text:c="1"/>conflict<text:s text:c="1"/>with<text:s text:c="1"/>any<text:s text:c="1"/>previously<text:s text:c="1"/>applied<text:s text:c="1"/>Simple<text:s text:c="1"/>Marking<text:s text:c="1"/>statements.&lt;/p&gt;&lt;p&gt;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extensions::marking::simpleMarking::SimpleMarkingStructure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unknown">MarkingDefinition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Statement</text:p>
          </table:table-cell>
          <table:table-cell office:value-type="string">
            <text:p><text:a xlink:type="simple" xlink:href="#unknown"> 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1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KillChain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KillChain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A<text:s text:c="1"/>cyber<text:s text:c="1"/>kill<text:s text:c="1"/>chain<text:s text:c="1"/>is<text:s text:c="1"/>a<text:s text:c="1"/>phase-based<text:s text:c="1"/>model<text:s text:c="1"/>to<text:s text:c="1"/>describe<text:s text:c="1"/>the<text:s text:c="1"/>stages<text:s text:c="1"/>of<text:s text:c="1"/>an<text:s text:c="1"/>attack.<text:s text:c="2"/>The<text:s text:c="1"/>KillChainType<text:s text:c="1"/>class<text:s text:c="1"/>characterizes<text:s text:c="1"/>a<text:s text:c="1"/>kill<text:s text:c="1"/>chain<text:s text:c="1"/>definition<text:s text:c="1"/>that<text:s text:c="1"/>may<text:s text:c="1"/>be<text:s text:c="1"/>referenced<text:s text:c="1"/>elsewhere;<text:s text:c="1"/>for<text:s text:c="1"/>example,<text:s text:c="1"/>from<text:s text:c="1"/>within<text:s text:c="1"/>a<text:s text:c="1"/>TTP<text:s text:c="1"/>or<text:s text:c="1"/>an<text:s text:c="1"/>Indicator<text:s text:c="1"/>component.<text:s text:c="2"/>Information<text:s text:c="1"/>captured<text:s text:c="1"/>includes<text:s text:c="1"/>a<text:s text:c="1"/>set<text:s text:c="1"/>of<text:s text:c="1"/>one<text:s text:c="1"/>or<text:s text:c="1"/>more<text:s text:c="1"/>kill<text:s text:c="1"/>chain<text:s text:c="1"/>phases<text:s text:c="1"/>that<text:s text:c="1"/>compose<text:s text:c="1"/>the<text:s text:c="1"/>kill<text:s text:c="1"/>chain.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ttp::KillChain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TTP">TTP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definer</text:p>
          </table:table-cell>
          <table:table-cell office:value-type="string">
            <text:p><text:a xlink:type="simple" xlink:href="#unknown">BasicString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reference</text:p>
          </table:table-cell>
          <table:table-cell office:value-type="string">
            <text:p><text:a xlink:type="simple" xlink:href="#unknown">URI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Configuration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Configuration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The<text:s text:c="1"/>ConfigurationType<text:s text:c="1"/>class<text:s text:c="1"/>characterizes<text:s text:c="1"/>a<text:s text:c="1"/>software<text:s text:c="1"/>or<text:s text:c="1"/>hardware<text:s text:c="1"/>configuration<text:s text:c="1"/>as<text:s text:c="1"/>a<text:s text:c="1"/>potential<text:s text:c="1"/>Exploit<text:s text:c="1"/>Target.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et::Configuration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ExploitTarget">ExploitTarget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CCE_ID</text:p>
          </table:table-cell>
          <table:table-cell office:value-type="string">
            <text:p><text:a xlink:type="simple" xlink:href="#unknown">CCE_ID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HasIntendedEffect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HasIntendedEffect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relationship::HasIntendedEffect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unknown">RelationshipBase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IntendedEffect">IntendedEffect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ThreatActor">ThreatActor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Incident">Incident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TTP">TTP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3">
          <table:table-cell table:style-name="ce8" office:value-type="string">
            <text:p/>
          </table:table-cell>
          <table:table-cell office:value-type="string">
            <text:p><text:a xlink:type="simple" xlink:href="#Campaign">Campaign</text:a></text:p>
          </table:table-cell>
          <table:table-cell office:value-type="string">
            <text:p/>
          </table:table-cell>
          <table:table-cell office:value-type="string">
            <text:p>private</text:p>
          </table:table-cell>
          <table:table-cell table:style-name="ce19" office:value-type="string">
            <text:p/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Vulnerability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Vulnerability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The<text:s text:c="1"/>VulnerabilityType<text:s text:c="1"/>class<text:s text:c="1"/>characterizes<text:s text:c="1"/>an<text:s text:c="1"/>individual<text:s text:c="1"/>vulnerability.<text:s text:c="2"/>In<text:s text:c="1"/>addition<text:s text:c="1"/>to<text:s text:c="1"/>capturing<text:s text:c="1"/>basic<text:s text:c="1"/>information<text:s text:c="1"/>and<text:s text:c="1"/>references<text:s text:c="1"/>to<text:s text:c="1"/>vulnerability<text:s text:c="1"/>registries,<text:s text:c="1"/>this<text:s text:c="1"/>class<text:s text:c="1"/>is<text:s text:c="1"/>extensible<text:s text:c="1"/>to<text:s text:c="1"/>enable<text:s text:c="1"/>the<text:s text:c="1"/>structured<text:s text:c="1"/>description<text:s text:c="1"/>of<text:s text:c="1"/>a<text:s text:c="1"/>vulnerability.<text:s text:c="2"/>STIX<text:s text:c="1"/>v1.2.1<text:s text:c="1"/>defines<text:s text:c="1"/>a<text:s text:c="1"/>default<text:s text:c="1"/>subclass<text:s text:c="1"/>to<text:s text:c="1"/>leverage<text:s text:c="1"/>the<text:s text:c="1"/>Common<text:s text:c="1"/>Vulnerability<text:s text:c="1"/>Reporting<text:s text:c="1"/>Format<text:s text:c="1"/>(CVRF)<text:s text:c="1"/>schema<text:s text:c="1"/>:<text:s text:c="2"/>the<text:s text:c="1"/>CVRF1.1InstanceType<text:s text:c="1"/>class<text:s text:c="1"/>(see<text:s text:c="1"/>Extension<text:s text:c="1"/>package)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et::Vulnerability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ExploitTarget">ExploitTarget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is_known</text:p>
          </table:table-cell>
          <table:table-cell office:value-type="string">
            <text:p><text:a xlink:type="simple" xlink:href="#unknown">Boolean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is_publicly_acknowledged</text:p>
          </table:table-cell>
          <table:table-cell office:value-type="string">
            <text:p><text:a xlink:type="simple" xlink:href="#unknown">Boolean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CVE_ID</text:p>
          </table:table-cell>
          <table:table-cell office:value-type="string">
            <text:p><text:a xlink:type="simple" xlink:href="#unknown">CVE_ID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OSVDB_ID</text:p>
          </table:table-cell>
          <table:table-cell office:value-type="string">
            <text:p><text:a xlink:type="simple" xlink:href="#unknown">PositiveInteger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CVSS_Score</text:p>
          </table:table-cell>
          <table:table-cell office:value-type="string">
            <text:p><text:a xlink:type="simple" xlink:href="#CVSSVector">CVSSVector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Discovered_DateTime</text:p>
          </table:table-cell>
          <table:table-cell office:value-type="string">
            <text:p><text:a xlink:type="simple" xlink:href="#unknown">Timestamp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Published_DateTime</text:p>
          </table:table-cell>
          <table:table-cell office:value-type="string">
            <text:p><text:a xlink:type="simple" xlink:href="#unknown">Timestamp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Affected_Software</text:p>
          </table:table-cell>
          <table:table-cell office:value-type="string">
            <text:p><text:a xlink:type="simple" xlink:href="#unknown">ObservablePattern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*</text:p>
          </table:table-cell>
          <table:table-cell office:value-type="string"/>
        </table:table-row>
        <table:table-row table:style-name="ro3">
          <table:table-cell table:style-name="ce8" office:value-type="string">
            <text:p>References</text:p>
          </table:table-cell>
          <table:table-cell office:value-type="string">
            <text:p><text:a xlink:type="simple" xlink:href="#unknown"> 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Campaign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Campaign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The<text:s text:c="1"/>CampaignType<text:s text:c="1"/>class<text:s text:c="1"/>characterizes<text:s text:c="1"/>a<text:s text:c="1"/>cyber<text:s text:c="1"/>threat<text:s text:c="1"/>campaign<text:s text:c="1"/>by<text:s text:c="1"/>capturing<text:s text:c="1"/>an<text:s text:c="1"/>asserted<text:s text:c="1"/>relationship<text:s text:c="1"/>between<text:s text:c="1"/>the<text:s text:c="1"/>threat<text:s text:c="1"/>actors<text:s text:c="1"/>who<text:s text:c="1"/>are<text:s text:c="1"/>involved,<text:s text:c="1"/>the<text:s text:c="1"/>TTPs<text:s text:c="1"/>used,<text:s text:c="1"/>and<text:s text:c="1"/>the<text:s text:c="1"/>incidents<text:s text:c="1"/>that<text:s text:c="1"/>comprise<text:s text:c="1"/>parts<text:s text:c="1"/>of<text:s text:c="1"/>the<text:s text:c="1"/>campaign<text:s text:c="1"/>in<text:s text:c="1"/>addition<text:s text:c="1"/>to<text:s text:c="1"/>other<text:s text:c="1"/>intrinsic<text:s text:c="1"/>properties.<text:s text:c="2"/>Similar<text:s text:c="1"/>to<text:s text:c="1"/>the<text:s text:c="1"/>primary<text:s text:c="1"/>classes<text:s text:c="1"/>of<text:s text:c="1"/>all<text:s text:c="1"/>of<text:s text:c="1"/>the<text:s text:c="1"/>component<text:s text:c="1"/>data<text:s text:c="1"/>models<text:s text:c="1"/>in<text:s text:c="1"/>STIX,<text:s text:c="1"/>the<text:s text:c="1"/>CampaignType<text:s text:c="1"/>class<text:s text:c="1"/>extends<text:s text:c="1"/>a<text:s text:c="1"/>base<text:s text:c="1"/>class<text:s text:c="1"/>defined<text:s text:c="1"/>in<text:s text:c="1"/>the<text:s text:c="1"/>STIX<text:s text:c="1"/>Common<text:s text:c="1"/>data<text:s text:c="1"/>model;<text:s text:c="1"/>more<text:s text:c="1"/>specifically,<text:s text:c="1"/>it<text:s text:c="1"/>extends<text:s text:c="1"/>the<text:s text:c="1"/>CampaignBaseType<text:s text:c="1"/>base<text:s text:c="1"/>class,<text:s text:c="1"/>which<text:s text:c="1"/>provides<text:s text:c="1"/>the<text:s text:c="1"/>essential<text:s text:c="1"/>identifier<text:s text:c="1"/>(id)<text:s text:c="1"/>and<text:s text:c="1"/>identifier<text:s text:c="1"/>reference<text:s text:c="1"/>(idref)<text:s text:c="1"/>properties.<text:s text:c="1"/>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campaign::Campaign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unknown">DescriptiveProperties</text:a></text:p>
            <text:p><text:a xlink:type="simple" xlink:href="#unknown">IDableConstruct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Names</text:p>
          </table:table-cell>
          <table:table-cell office:value-type="string">
            <text:p><text:a xlink:type="simple" xlink:href="#Names">Names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Status</text:p>
          </table:table-cell>
          <table:table-cell office:value-type="string">
            <text:p><text:a xlink:type="simple" xlink:href="#unknown">VocabularyString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Activity</text:p>
          </table:table-cell>
          <table:table-cell office:value-type="string">
            <text:p><text:a xlink:type="simple" xlink:href="#Activity">Activity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*</text:p>
          </table:table-cell>
          <table:table-cell office:value-type="string"/>
        </table:table-row>
        <table:table-row table:style-name="ro3">
          <table:table-cell table:style-name="ce8" office:value-type="string">
            <text:p>Confidence</text:p>
          </table:table-cell>
          <table:table-cell office:value-type="string">
            <text:p><text:a xlink:type="simple" xlink:href="#Confidence">Confidence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STIXCIQIdentity3.0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STIXCIQIdentity3.0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extensions::identity::stix-ciqidentity::STIXCIQIdentity3.0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unknown">DetailedIdentitySpecification</text:a></text:p>
            <text:p><text:a xlink:type="simple" xlink:href="#unknown">PartyType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PartyType</text:p>
          </table:table-cell>
          <table:table-cell office:value-type="string">
            <text:p><text:a xlink:type="simple" xlink:href="#unknown">PartyTypeList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1</text:p>
          </table:table-cell>
          <table:table-cell office:value-type="string"/>
        </table:table-row>
        <table:table-row table:style-name="ro3">
          <table:table-cell table:style-name="ce8" office:value-type="string">
            <text:p>LanguageCode</text:p>
          </table:table-cell>
          <table:table-cell office:value-type="string">
            <text:p><text:a xlink:type="simple" xlink:href="#unknown">LanguageCode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1</text:p>
          </table:table-cell>
          <table:table-cell office:value-type="string"/>
        </table:table-row>
        <table:table-row table:style-name="ro3">
          <table:table-cell table:style-name="ce8" office:value-type="string">
            <text:p>FreeTextLines</text:p>
          </table:table-cell>
          <table:table-cell office:value-type="string">
            <text:p><text:a xlink:type="simple" xlink:href="#unknown">FreeTextLines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PartyName</text:p>
          </table:table-cell>
          <table:table-cell office:value-type="string">
            <text:p><text:a xlink:type="simple" xlink:href="#unknown">PartyName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Addresses</text:p>
          </table:table-cell>
          <table:table-cell office:value-type="string">
            <text:p><text:a xlink:type="simple" xlink:href="#unknown">Addresses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Accounts</text:p>
          </table:table-cell>
          <table:table-cell office:value-type="string">
            <text:p><text:a xlink:type="simple" xlink:href="#unknown">Accounts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ContactNumbers</text:p>
          </table:table-cell>
          <table:table-cell office:value-type="string">
            <text:p><text:a xlink:type="simple" xlink:href="#unknown">ContactNumbers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Documents</text:p>
          </table:table-cell>
          <table:table-cell office:value-type="string">
            <text:p><text:a xlink:type="simple" xlink:href="#unknown">Documents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ElectronicAddressIdentifiers</text:p>
          </table:table-cell>
          <table:table-cell office:value-type="string">
            <text:p><text:a xlink:type="simple" xlink:href="#unknown">ElectronicAddressIdentifiers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Events</text:p>
          </table:table-cell>
          <table:table-cell office:value-type="string">
            <text:p><text:a xlink:type="simple" xlink:href="#unknown">Events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Identifiers</text:p>
          </table:table-cell>
          <table:table-cell office:value-type="string">
            <text:p><text:a xlink:type="simple" xlink:href="#unknown">Identifiers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Memberships</text:p>
          </table:table-cell>
          <table:table-cell office:value-type="string">
            <text:p><text:a xlink:type="simple" xlink:href="#unknown">Memberships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Relationships</text:p>
          </table:table-cell>
          <table:table-cell office:value-type="string">
            <text:p><text:a xlink:type="simple" xlink:href="#unknown">Relationships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Revenues</text:p>
          </table:table-cell>
          <table:table-cell office:value-type="string">
            <text:p><text:a xlink:type="simple" xlink:href="#unknown">Revenues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Stocks</text:p>
          </table:table-cell>
          <table:table-cell office:value-type="string">
            <text:p><text:a xlink:type="simple" xlink:href="#unknown">Stocks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Vehicles</text:p>
          </table:table-cell>
          <table:table-cell office:value-type="string">
            <text:p><text:a xlink:type="simple" xlink:href="#unknown">Vehicles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OrganisationInfo</text:p>
          </table:table-cell>
          <table:table-cell office:value-type="string">
            <text:p><text:a xlink:type="simple" xlink:href="#unknown">OrganisationInfo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PersonInfo</text:p>
          </table:table-cell>
          <table:table-cell office:value-type="string">
            <text:p><text:a xlink:type="simple" xlink:href="#unknown">PersonInfo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BirthInfo</text:p>
          </table:table-cell>
          <table:table-cell office:value-type="string">
            <text:p><text:a xlink:type="simple" xlink:href="#unknown">BirthInfo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CountriesOfResidence</text:p>
          </table:table-cell>
          <table:table-cell office:value-type="string">
            <text:p><text:a xlink:type="simple" xlink:href="#unknown">CountriesOfResidence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Favourites</text:p>
          </table:table-cell>
          <table:table-cell office:value-type="string">
            <text:p><text:a xlink:type="simple" xlink:href="#unknown">Favourites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Habits</text:p>
          </table:table-cell>
          <table:table-cell office:value-type="string">
            <text:p><text:a xlink:type="simple" xlink:href="#unknown">Habits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Hobbies</text:p>
          </table:table-cell>
          <table:table-cell office:value-type="string">
            <text:p><text:a xlink:type="simple" xlink:href="#unknown">Hobbies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Languages</text:p>
          </table:table-cell>
          <table:table-cell office:value-type="string">
            <text:p><text:a xlink:type="simple" xlink:href="#unknown">Languages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Nationalities</text:p>
          </table:table-cell>
          <table:table-cell office:value-type="string">
            <text:p><text:a xlink:type="simple" xlink:href="#unknown">Nationalities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Occupations</text:p>
          </table:table-cell>
          <table:table-cell office:value-type="string">
            <text:p><text:a xlink:type="simple" xlink:href="#unknown">Occupations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PhysicalInfo</text:p>
          </table:table-cell>
          <table:table-cell office:value-type="string">
            <text:p><text:a xlink:type="simple" xlink:href="#unknown">PhysicalInfo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Preferences</text:p>
          </table:table-cell>
          <table:table-cell office:value-type="string">
            <text:p><text:a xlink:type="simple" xlink:href="#unknown">Preferences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Qualifications</text:p>
          </table:table-cell>
          <table:table-cell office:value-type="string">
            <text:p><text:a xlink:type="simple" xlink:href="#unknown">Qualifications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Visas</text:p>
          </table:table-cell>
          <table:table-cell office:value-type="string">
            <text:p><text:a xlink:type="simple" xlink:href="#unknown">Visas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CIQAddress3.0Instance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CIQAddress3.0Instance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extensions::address::stix-ciqaddress::CIQAddress3.0Instance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unknown">AddressAbstract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Location</text:p>
          </table:table-cell>
          <table:table-cell office:value-type="string">
            <text:p><text:a xlink:type="simple" xlink:href="#unknown">AddressType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Objective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Objective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assertion::Objective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Assertion">Assertion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StructuredCOA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StructuredCOA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The<text:s text:c="1"/>StructuredCOAType<text:s text:c="1"/>class<text:s text:c="1"/>enables<text:s text:c="1"/>the<text:s text:c="1"/>specification<text:s text:c="1"/>of<text:s text:c="1"/>an<text:s text:c="1"/>alternative<text:s text:c="1"/>actionable<text:s text:c="1"/>structured<text:s text:c="1"/>representation<text:s text:c="1"/>for<text:s text:c="1"/>the<text:s text:c="1"/>Course<text:s text:c="1"/>of<text:s text:c="1"/>Action<text:s text:c="1"/>potentially<text:s text:c="1"/>for<text:s text:c="1"/>automated<text:s text:c="1"/>consumption<text:s text:c="1"/>and<text:s text:c="1"/>implementation.<text:s text:c="1"/>The<text:s text:c="1"/>StructuredCOAType<text:s text:c="1"/>class<text:s text:c="1"/>is<text:s text:c="1"/>an<text:s text:c="1"/>abstract<text:s text:c="1"/>class<text:s text:c="1"/>and<text:s text:c="1"/>is<text:s text:c="1"/>intended<text:s text:c="1"/>to<text:s text:c="1"/>be<text:s text:c="1"/>extended<text:s text:c="1"/>via<text:s text:c="1"/>a<text:s text:c="1"/>subclass<text:s text:c="1"/>to<text:s text:c="1"/>enable<text:s text:c="1"/>the<text:s text:c="1"/>expression<text:s text:c="1"/>of<text:s text:c="1"/>any<text:s text:c="1"/>structured<text:s text:c="1"/>course<text:s text:c="1"/>of<text:s text:c="1"/>actions.<text:s text:c="1"/>STIX<text:s text:c="1"/>has<text:s text:c="1"/>provided<text:s text:c="1"/>support<text:s text:c="1"/>for<text:s text:c="1"/>passing<text:s text:c="1"/>proprietary<text:s text:c="1"/>or<text:s text:c="1"/>externally<text:s text:c="1"/>defined<text:s text:c="1"/>structured<text:s text:c="1"/>courses<text:s text:c="1"/>of<text:s text:c="1"/>action<text:s text:c="1"/>using<text:s text:c="1"/>the<text:s text:c="1"/>GenericStructuredCOAType<text:s text:c="1"/>class<text:s text:c="1"/>(see<text:s text:c="1"/>Extensions<text:s text:c="1"/>package).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coa::StructuredCOA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tru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/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id</text:p>
          </table:table-cell>
          <table:table-cell office:value-type="string">
            <text:p><text:a xlink:type="simple" xlink:href="#unknown">QualifiedName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idref</text:p>
          </table:table-cell>
          <table:table-cell office:value-type="string">
            <text:p><text:a xlink:type="simple" xlink:href="#unknown">QualifiedName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HistoryItem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HistoryItem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>&lt;p&gt;The<text:s text:c="1"/>HistoryItemType<text:s text:c="1"/>class<text:s text:c="1"/>specifies<text:s text:c="1"/>the<text:s text:c="1"/>choice<text:s text:c="1"/>of<text:s text:c="1"/>either<text:s text:c="1"/>an<text:s text:c="1"/>action<text:s text:c="1"/>or<text:s text:c="1"/>journal<text:s text:c="1"/>entry<text:s text:c="1"/>as<text:s text:c="1"/>an<text:s text:c="1"/>item<text:s text:c="1"/>in<text:s text:c="1"/>the<text:s text:c="1"/>Incident’s<text:s text:c="1"/>history.<text:s text:c="1"/>&lt;/p&gt;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incident::HistoryItem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/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3">
          <table:table-cell table:style-name="ce8" office:value-type="string">
            <text:p>Action_Entry</text:p>
          </table:table-cell>
          <table:table-cell office:value-type="string">
            <text:p><text:a xlink:type="simple" xlink:href="#unknown"> 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3">
          <table:table-cell table:style-name="ce8" office:value-type="string">
            <text:p>Journal_Entry</text:p>
          </table:table-cell>
          <table:table-cell office:value-type="string">
            <text:p><text:a xlink:type="simple" xlink:href="#unknown">JournalEntry</text:a>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table:style-name="ce19" office:value-type="string">
            <text:p>0..1</text:p>
          </table:table-cell>
          <table:table-cell office:value-type="string"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  <table:table table:name="Motivation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3" office:value-type="string" table:number-columns-spanned="5" table:number-rows-spanned="1">
            <text:p>Motivation</text:p>
          </table:table-cell>
          <table:covered-table-cell table:number-columns-repeated="4" table:style-name="ce11"/>
          <table:table-cell/>
        </table:table-row>
        <table:table-row table:style-name="ro3">
          <table:table-cell table:style-name="ce4" office:value-type="string">
            <text:p>Description</text:p>
          </table:table-cell>
          <table:table-cell table:style-name="ce12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4" office:value-type="string">
            <text:p>Qualified Name</text:p>
          </table:table-cell>
          <table:table-cell table:style-name="ce12" office:value-type="string">
            <text:p>STIX::assertion::Motivation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5" office:value-type="string">
            <text:p>Visibility</text:p>
          </table:table-cell>
          <table:table-cell table:style-name="ce12" office:value-type="string">
            <text:p>public</text:p>
          </table:table-cell>
          <table:table-cell table:number-columns-repeated="2"/>
          <table:table-cell table:style-name="ce19"/>
          <table:table-cell/>
        </table:table-row>
        <table:table-row table:style-name="ro3">
          <table:table-cell table:style-name="ce6" office:value-type="string">
            <text:p>Abstract</text:p>
          </table:table-cell>
          <table:table-cell table:style-name="ce12" office:value-type="string">
            <text:p>false</text:p>
          </table:table-cell>
          <table:table-cell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Base Classifier</text:p>
          </table:table-cell>
          <table:table-cell table:style-name="ce13" office:value-type="string">
            <text:p><text:a xlink:type="simple" xlink:href="#Assertion">Assertion</text:a></text:p>
          </table:table-cell>
          <table:table-cell table:style-name="ce16" office:value-type="string"/>
          <table:table-cell/>
          <table:table-cell table:style-name="ce19"/>
          <table:table-cell/>
        </table:table-row>
        <table:table-row table:style-name="ro5">
          <table:table-cell table:style-name="ce6" office:value-type="string">
            <text:p>Realized Interface</text:p>
          </table:table-cell>
          <table:table-cell table:style-name="ce13" office:value-type="string">
            <text:p/>
          </table:table-cell>
          <table:table-cell table:number-columns-repeated="2"/>
          <table:table-cell table:style-name="ce19"/>
          <table:table-cell/>
        </table:table-row>
        <table:table-row table:style-name="ro4">
          <table:table-cell table:style-name="ce7" office:value-type="string">
            <text:p>Attribute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Default Value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Multiplicity</text:p>
          </table:table-cell>
          <table:table-cell/>
        </table:table-row>
        <table:table-row table:style-name="ro4">
          <table:table-cell table:style-name="ce7" office:value-type="string">
            <text:p>Operation Detail</text:p>
          </table:table-cell>
          <table:table-cell table:style-name="ce14" table:number-columns-repeated="3"/>
          <table:table-cell table:style-name="ce20"/>
          <table:table-cell/>
        </table:table-row>
        <table:table-row table:style-name="ro4">
          <table:table-cell table:style-name="ce5" office:value-type="string">
            <text:p>Name</text:p>
          </table:table-cell>
          <table:table-cell table:style-name="Label" office:value-type="string">
            <text:p>Type</text:p>
          </table:table-cell>
          <table:table-cell table:style-name="Label" office:value-type="string">
            <text:p>Parameter</text:p>
          </table:table-cell>
          <table:table-cell table:style-name="Label" office:value-type="string">
            <text:p>Visibility</text:p>
          </table:table-cell>
          <table:table-cell table:style-name="ce21" office:value-type="string">
            <text:p>Abstract</text:p>
          </table:table-cell>
          <table:table-cell/>
        </table:table-row>
        <table:table-row table:style-name="ro4">
          <table:table-cell table:style-name="ce10" office:value-type="string"/>
          <table:table-cell table:style-name="ce10" table:number-columns-repeated="4"/>
          <table:table-cell/>
        </table:table-row>
        <table:table-row table:style-name="ro4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18"/>
          <table:table-cell table:number-columns-repeated="3"/>
        </table:table-row>
        <table:table-row table:style-name="ro4" table:number-rows-repeated="3">
          <table:table-cell table:number-columns-repeated="6"/>
        </table:table-row>
        <table:table-row table:style-name="ro6">
          <table:table-cell/>
          <table:table-cell table:style-name="ce1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1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value-type" style:repeat-content="false" fo:background-color="transparent"/>
      <style:text-properties fo:font-size="16pt" fo:font-style="normal" fo:font-weight="bold" style:font-weight-complex="bold"/>
    </style:style>
    <style:style style:name="Heading1" style:family="table-cell" style:parent-style-name="Heading">
      <style:table-cell-properties style:rotation-angle="90"/>
    </style:style>
    <style:style style:name="Label" style:family="table-cell" style:parent-style-name="Default">
      <style:table-cell-properties fo:background-color="#dbe5f1"/>
      <style:text-properties fo:color="#000000" style:font-name="Arial" fo:font-weight="bold" style:font-name-asian="Times New Roman" style:language-asian="en" style:country-asian="US" style:font-weight-asian="bold" style:font-name-complex="Arial" style:font-size-complex="5.55000019073486pt" style:language-complex="ar" style:country-complex="SA" style:font-weight-complex="bold"/>
    </style:style>
    <style:style style:name="Header" style:family="table-cell" style:parent-style-name="Default">
      <style:table-cell-properties fo:background-color="#4f81bd"/>
      <style:text-properties fo:color="#ffffff" fo:font-size="16pt" fo:font-weight="bold" style:font-size-asian="16pt" style:font-weight-asian="bold" style:font-size-complex="16pt" style:font-weight-complex="bold"/>
    </style:style>
    <style:style style:name="Header2" style:family="table-cell" style:parent-style-name="Default">
      <style:table-cell-properties fo:background-color="#4f81bd" fo:border="none"/>
      <style:text-properties fo:color="#ffffff" fo:font-weight="bold" style:font-weight-asian="bold" style:font-weight-complex="bold"/>
    </style:style>
  </office:styles>
  <office:automatic-styles>
    <style:style style:name="mr_italic" style:family="text">
      <style:text-properties fo:font-style="italic" style:font-style-asian="italic" style:font-style-complex="italic"/>
    </style:style>
    <style:style style:name="mr_bold" style:family="text">
      <style:text-properties fo:font-weight="bold" style:font-weight-asian="bold" style:font-weight-complex="bold"/>
    </style:style>
    <style:style style:name="mr_underline" style:family="text">
      <style:text-properties style:text-underline-style="solid" style:text-underline-width="auto" style:text-underline-color="font-color"/>
    </style:style>
    <style:style style:name="mr_strike" style:family="text">
      <style:text-properties style:text-line-through-style="solid"/>
    </style:style>
    <style:page-layout style:name="pm1">
      <style:page-layout-properties fo:page-width="8.2673in" fo:page-height="11.692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28">08/28/2008</text:date>, <text:time>11:39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'1.0' encoding='UTF-8'?>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<office:meta><meta:generator>OpenOffice.org/2.4-Win32 OpenOffice.org_project/680m12-Build-9286</meta:generator><dc:title>Element<text:s text:c="1"/>Table</dc:title><meta:initial-creator>Kong</meta:initial-creator><meta:creation-date>2008-08-21T10:56:06</meta:creation-date><dc:creator>Kong</dc:creator><dc:date>2008-08-28T11:39:40</dc:date><meta:editing-cycles>94</meta:editing-cycles><meta:editing-duration>PT2H1M2S</meta:editing-duration><meta:user-defined meta:name="Info 1">No<text:s text:c="1"/>Magic</meta:user-defined><meta:user-defined meta:name="Info 2"></meta:user-defined><meta:user-defined meta:name="Info 3"></meta:user-defined><meta:user-defined meta:name="Info 4"></meta:user-defined><meta:document-statistic meta:table-count="2" meta:cell-count="42"></meta:document-statistic></office:meta></office:document-meta>
</file>